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2598in" fo:margin-right="3.3634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-0.2764in" fo:margin-right="-0.0835in" fo:margin-top="0.0598in" fo:margin-bottom="0in" loext:contextual-spacing="false" fo:line-height="115%" fo:text-align="start" style:justify-single-word="false" fo:keep-together="auto" fo:orphans="0" fo:widows="0" fo:text-indent="0.2929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2598in" fo:margin-right="1.7165in" fo:margin-top="0.06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2898in" fo:margin-right="-0.0528in" fo:margin-top="0.0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1028in" fo:margin-right="4.7165in" fo:margin-top="0.0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-0.2965in" fo:margin-right="1.7228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-0.2929in" fo:margin-right="3.5693in" fo:margin-top="0.04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-0.2929in" fo:margin-right="3.2264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-0.2862in" fo:margin-right="3.6764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-0.2898in" fo:margin-right="1.1665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-0.2362in" fo:margin-right="2.4165in" fo:margin-top="0.0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-0.2465in" fo:margin-right="-0.0528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-0.2764in" fo:margin-right="0.2134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-0.0862in" fo:margin-right="0.7134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-0.0862in" fo:margin-right="-0.1098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-0.2799in" fo:margin-right="0.2563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-0.0799in" fo:margin-right="0.0028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-0.2764in" fo:margin-right="0.4563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-0.0799in" fo:margin-right="0.3465in" fo:margin-top="0.0398in" fo:margin-bottom="0in" loext:contextual-spacing="false" fo:line-height="115%" fo:text-align="start" style:justify-single-word="false" fo:keep-together="auto" fo:orphans="0" fo:widows="0" fo:text-indent="0.083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-0.2764in" fo:margin-right="0.3299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-0.0728in" fo:margin-right="0.1299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-0.2634in" fo:margin-right="2.7835in" fo:margin-top="0.0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528in" fo:margin-right="6.1634in" fo:margin-top="0.18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2429in" fo:margin-right="0.1228in" fo:margin-top="0in" fo:margin-bottom="0in" loext:contextual-spacing="false" fo:line-height="115%" fo:text-align="start" style:justify-single-word="false" fo:keep-together="auto" fo:orphans="0" fo:widows="0" fo:text-indent="-0.2362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2398in" fo:margin-right="-0.1665in" fo:margin-top="0.0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25in" fo:margin-right="2.6028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2528in" fo:margin-right="-0.1764in" fo:margin-top="0.0634in" fo:margin-bottom="0in" loext:contextual-spacing="false" fo:line-height="115%" fo:text-align="start" style:justify-single-word="false" fo:keep-together="auto" fo:orphans="0" fo:widows="0" fo:text-indent="-0.2492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2528in" fo:margin-right="-0.0799in" fo:margin-top="0.02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-0.0528in" fo:margin-right="3.8in" fo:margin-top="0.06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2063in" fo:margin-right="0.0665in" fo:margin-top="0in" fo:margin-bottom="0in" loext:contextual-spacing="false" fo:line-height="115%" fo:text-align="start" style:justify-single-word="false" fo:keep-together="auto" fo:orphans="0" fo:widows="0" fo:text-indent="-0.1992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2098in" fo:margin-right="-0.0728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2098in" fo:margin-right="0.0398in" fo:margin-top="0.0228in" fo:margin-bottom="0in" loext:contextual-spacing="false" fo:line-height="115%" fo:text-align="start" style:justify-single-word="false" fo:keep-together="auto" fo:orphans="0" fo:widows="0" fo:text-indent="-0.2063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2098in" fo:margin-right="5.4728in" fo:margin-top="0.1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-0.3028in" fo:margin-right="1.5063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2063in" fo:margin-right="0.2398in" fo:margin-top="0.0634in" fo:margin-bottom="0in" loext:contextual-spacing="false" fo:line-height="115%" fo:text-align="start" style:justify-single-word="false" fo:keep-together="auto" fo:orphans="0" fo:widows="0" fo:text-indent="-0.1992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1965in" fo:margin-right="0.3634in" fo:margin-top="0.0398in" fo:margin-bottom="0in" loext:contextual-spacing="false" fo:line-height="115%" fo:text-align="start" style:justify-single-word="false" fo:keep-together="auto" fo:orphans="0" fo:widows="0" fo:text-indent="-0.1862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-0.3in" fo:margin-right="2.3134in" fo:margin-top="0.05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0299in" fo:margin-right="6.1835in" fo:margin-top="1.5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2098in" fo:margin-right="-0.1362in" fo:margin-top="0in" fo:margin-bottom="0in" loext:contextual-spacing="false" fo:line-height="115%" fo:text-align="start" style:justify-single-word="false" fo:keep-together="auto" fo:orphans="0" fo:widows="0" fo:text-indent="-0.2063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2264in" fo:margin-right="-0.1028in" fo:margin-top="0.0764in" fo:margin-bottom="0in" loext:contextual-spacing="false" fo:line-height="115%" fo:text-align="start" style:justify-single-word="false" fo:keep-together="auto" fo:orphans="0" fo:widows="0" fo:text-indent="-0.2193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1.7929in" fo:margin-right="4.25in" fo:margin-top="1.00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-0.2327in" fo:margin-right="0.2299in" fo:margin-top="0.1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-0.2299in" fo:margin-right="-0.1063in" fo:margin-top="0.0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-0.2228in" fo:margin-right="0.1098in" fo:margin-top="0.0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-0.3898in" fo:margin-right="6.6063in" fo:margin-top="0.9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-0.3898in" fo:margin-right="6.6063in" fo:margin-top="1.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-0.3898in" fo:margin-right="6.6063in" fo:margin-top="1.2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-0.3929in" fo:margin-right="6.6063in" fo:margin-top="0.17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-0.3898in" fo:margin-right="6.6098in" fo:margin-top="0.6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-0.3862in" fo:margin-right="6.6063in" fo:margin-top="1.35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-0.2665in" fo:margin-right="4.9598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-0.2028in" fo:margin-right="0.1563in" fo:margin-top="0.23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-0.2in" fo:margin-right="1.2299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-0.2028in" fo:margin-right="2.3465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-0.2728in" fo:margin-right="-0.0429in" fo:margin-top="0.0165in" fo:margin-bottom="0in" loext:contextual-spacing="false" fo:line-height="115%" fo:text-align="start" style:justify-single-word="false" fo:keep-together="auto" fo:orphans="0" fo:widows="0" fo:text-indent="0.3429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-0.1965in" fo:margin-right="0.5764in" fo:margin-top="0.29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-0.2in" fo:margin-right="0.0362in" fo:margin-top="0.05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-0.2728in" fo:margin-right="4.7898in" fo:margin-top="0.0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-0.2in" fo:margin-right="-0.1028in" fo:margin-top="0.2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-0.2in" fo:margin-right="0.4362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-0.2in" fo:margin-right="-0.0862in" fo:margin-top="0.02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-0.2764in" fo:margin-right="4.2528in" fo:margin-top="0.10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-0.2028in" fo:margin-right="0.2362in" fo:margin-top="0.2728in" fo:margin-bottom="0in" loext:contextual-spacing="false" fo:line-height="115%" fo:text-align="start" style:justify-single-word="false" fo:keep-together="auto" fo:orphans="0" fo:widows="0" fo:text-indent="0.2134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-0.2in" fo:margin-right="0.1362in" fo:margin-top="0in" fo:margin-bottom="0in" loext:contextual-spacing="false" fo:line-height="115%" fo:text-align="start" style:justify-single-word="false" fo:keep-together="auto" fo:orphans="0" fo:widows="0" fo:text-indent="0.2028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-0.1965in" fo:margin-right="2.9299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-0.2665in" fo:margin-right="-0.0693in" fo:margin-top="0.3898in" fo:margin-bottom="0in" loext:contextual-spacing="false" fo:line-height="115%" fo:text-align="start" style:justify-single-word="false" fo:keep-together="auto" fo:orphans="0" fo:widows="0" fo:text-indent="0.2693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-0.2634in" fo:margin-right="5.8862in" fo:margin-top="0.07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-0.2799in" fo:margin-right="-0.0693in" fo:margin-top="0.0665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-0.2693in" fo:margin-right="0.1862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-0.2563in" fo:margin-right="0.1764in" fo:margin-top="0in" fo:margin-bottom="0in" loext:contextual-spacing="false" fo:line-height="115%" fo:text-align="start" style:justify-single-word="false" fo:keep-together="auto" fo:orphans="0" fo:widows="0" fo:text-indent="0.2598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-0.2465in" fo:margin-right="4.3563in" fo:margin-top="0.0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-0.1898in" fo:margin-right="0.3598in" fo:margin-top="0.0693in" fo:margin-bottom="0in" loext:contextual-spacing="false" fo:line-height="115%" fo:text-align="start" style:justify-single-word="false" fo:keep-together="auto" fo:orphans="0" fo:widows="0" fo:text-indent="0.2362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-0.1898in" fo:margin-right="-0.0193in" fo:margin-top="0.0465in" fo:margin-bottom="0in" loext:contextual-spacing="false" fo:line-height="115%" fo:text-align="start" style:justify-single-word="false" fo:keep-together="auto" fo:orphans="0" fo:widows="0" fo:text-indent="0.2429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-0.1898in" fo:margin-right="-0.0398in" fo:margin-top="0.0563in" fo:margin-bottom="0in" loext:contextual-spacing="false" fo:line-height="115%" fo:text-align="start" style:justify-single-word="false" fo:keep-together="auto" fo:orphans="0" fo:widows="0" fo:text-indent="0.25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-0.2528in" fo:margin-right="4.5398in" fo:margin-top="0.113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-0.1862in" fo:margin-right="-0.1228in" fo:margin-top="0.0835in" fo:margin-bottom="0in" loext:contextual-spacing="false" fo:line-height="115%" fo:text-align="start" style:justify-single-word="false" fo:keep-together="auto" fo:orphans="0" fo:widows="0" fo:text-indent="0.2362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-0.1862in" fo:margin-right="0in" fo:margin-top="0.0398in" fo:margin-bottom="0in" loext:contextual-spacing="false" fo:line-height="115%" fo:text-align="start" style:justify-single-word="false" fo:keep-together="auto" fo:orphans="0" fo:widows="0" fo:text-indent="0.2327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-0.1799in" fo:margin-right="0.3028in" fo:margin-top="0.0362in" fo:margin-bottom="0in" loext:contextual-spacing="false" fo:line-height="115%" fo:text-align="start" style:justify-single-word="false" fo:keep-together="auto" fo:orphans="0" fo:widows="0" fo:text-indent="0.2299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-0.2563in" fo:margin-right="4.4398in" fo:margin-top="0.106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-0.1799in" fo:margin-right="-0.0661in" fo:margin-top="0.0598in" fo:margin-bottom="0in" loext:contextual-spacing="false" fo:line-height="115%" fo:text-align="start" style:justify-single-word="false" fo:keep-together="auto" fo:orphans="0" fo:widows="0" fo:text-indent="0.2335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-0.1728in" fo:margin-right="0.5228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-0.1799in" fo:margin-right="-0.0661in" fo:margin-top="0.03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-0.1728in" fo:margin-right="0.3728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-0.1799in" fo:margin-right="1.5598in" fo:margin-top="0.0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-0.2465in" fo:margin-right="1.4528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-0.2429in" fo:margin-right="0.9898in" fo:margin-top="0.042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-0.2465in" fo:margin-right="-0.0929in" fo:margin-top="0.03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-0.2465in" fo:margin-right="0.3429in" fo:margin-top="0.03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-0.2465in" fo:margin-right="4.4728in" fo:margin-top="0.07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-0.1693in" fo:margin-right="1.0335in" fo:margin-top="0.04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-0.1764in" fo:margin-right="3.2835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-0.1665in" fo:margin-right="1.4965in" fo:margin-top="0.0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-0.1665in" fo:margin-right="0.2799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-0.1665in" fo:margin-right="3.1799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-0.1665in" fo:margin-right="0.7898in" fo:margin-top="0.0299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7in" fo:margin-right="1.6193in" fo:margin-top="0.2764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-0.2429in" fo:margin-right="3.5228in" fo:margin-top="0.18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-0.0764in" fo:margin-right="1.2799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-0.0898in" fo:margin-right="0.5362in" fo:margin-top="0.072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-0.0835in" fo:margin-right="5.6362in" fo:margin-top="0.083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-0.0965in" fo:margin-right="0.5665in" fo:margin-top="0.0898in" fo:margin-bottom="0in" loext:contextual-spacing="false" fo:line-height="115%" fo:text-align="start" style:justify-single-word="false" fo:keep-together="auto" fo:orphans="0" fo:widows="0" fo:text-indent="0.1028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-0.0862in" fo:margin-right="3.8264in" fo:margin-top="0.08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-0.0898in" fo:margin-right="2.9693in" fo:margin-top="0.04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-0.2362in" fo:margin-right="4.5764in" fo:margin-top="0.019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-0.1728in" fo:margin-right="3.8929in" fo:margin-top="0.13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-0.1799in" fo:margin-right="4.9398in" fo:margin-top="0.1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-0.1693in" fo:margin-right="2.8634in" fo:margin-top="0.11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-0.1728in" fo:margin-right="5.6764in" fo:margin-top="0.0965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-0.1764in" fo:margin-right="-0.0465in" fo:margin-top="0.08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-0.1728in" fo:margin-right="1.2264in" fo:margin-top="0.0598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9696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9696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6c6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6c6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5c5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5c5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5d5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5d5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6666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666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666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variant="normal" fo:text-transform="none" fo:color="#5f5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5f5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font-variant="normal" fo:text-transform="none" fo:color="#5f5f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1b1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6" style:family="text">
      <style:text-properties fo:font-variant="normal" fo:text-transform="none" fo:color="#1b1b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7" style:family="text">
      <style:text-properties fo:font-variant="normal" fo:text-transform="none" fo:color="#1b1b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8" style:family="text">
      <style:text-properties fo:font-variant="normal" fo:text-transform="none" fo:color="#1b1b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9" style:family="text">
      <style:text-properties fo:font-variant="normal" fo:text-transform="none" fo:color="#1b1b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0" style:family="text">
      <style:text-properties fo:font-variant="normal" fo:text-transform="none" fo:color="#1b1b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21" style:family="text">
      <style:text-properties fo:font-variant="normal" fo:text-transform="none" fo:color="#1b1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2" style:family="text">
      <style:text-properties fo:font-variant="normal" fo:text-transform="none" fo:color="#1b1b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3" style:family="text">
      <style:text-properties fo:font-variant="normal" fo:text-transform="none" fo:color="#1b1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4" style:family="text">
      <style:text-properties fo:font-variant="normal" fo:text-transform="none" fo:color="#1b1b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5" style:family="text">
      <style:text-properties fo:font-variant="normal" fo:text-transform="none" fo:color="#1b1b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6" style:family="text">
      <style:text-properties fo:font-variant="normal" fo:text-transform="none" fo:color="#1a1a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7" style:family="text">
      <style:text-properties fo:font-variant="normal" fo:text-transform="none" fo:color="#1a1a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28" style:family="text">
      <style:text-properties fo:font-variant="normal" fo:text-transform="none" fo:color="#1a1a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9" style:family="text">
      <style:text-properties fo:font-variant="normal" fo:text-transform="none" fo:color="#1a1a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0" style:family="text">
      <style:text-properties fo:font-variant="normal" fo:text-transform="none" fo:color="#1a1a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31" style:family="text">
      <style:text-properties fo:font-variant="normal" fo:text-transform="none" fo:color="#1a1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2" style:family="text">
      <style:text-properties fo:font-variant="normal" fo:text-transform="none" fo:color="#1a1a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3" style:family="text">
      <style:text-properties fo:font-variant="normal" fo:text-transform="none" fo:color="#1a1a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4" style:family="text">
      <style:text-properties fo:font-variant="normal" fo:text-transform="none" fo:color="#1a1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fo:font-variant="normal" fo:text-transform="none" fo:color="#6e6e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6" style:family="text">
      <style:text-properties fo:font-variant="normal" fo:text-transform="none" fo:color="#6e6e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7" style:family="text">
      <style:text-properties fo:font-variant="normal" fo:text-transform="none" fo:color="#202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8" style:family="text">
      <style:text-properties fo:font-variant="normal" fo:text-transform="none" fo:color="#202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39" style:family="text">
      <style:text-properties fo:font-variant="normal" fo:text-transform="none" fo:color="#202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0" style:family="text">
      <style:text-properties fo:font-variant="normal" fo:text-transform="none" fo:color="#202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" style:family="text">
      <style:text-properties fo:font-variant="normal" fo:text-transform="none" fo:color="#202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42" style:family="text">
      <style:text-properties fo:font-variant="normal" fo:text-transform="none" fo:color="#202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" style:family="text">
      <style:text-properties fo:font-variant="normal" fo:text-transform="none" fo:color="#202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4" style:family="text">
      <style:text-properties fo:font-variant="normal" fo:text-transform="none" fo:color="#202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5" style:family="text">
      <style:text-properties fo:font-variant="normal" fo:text-transform="none" fo:color="#141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6" style:family="text">
      <style:text-properties fo:font-variant="normal" fo:text-transform="none" fo:color="#1414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7" style:family="text">
      <style:text-properties fo:font-variant="normal" fo:text-transform="none" fo:color="#1414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48" style:family="text">
      <style:text-properties fo:font-variant="normal" fo:text-transform="none" fo:color="#1414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9" style:family="text">
      <style:text-properties fo:font-variant="normal" fo:text-transform="none" fo:color="#1414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0" style:family="text">
      <style:text-properties fo:font-variant="normal" fo:text-transform="none" fo:color="#1414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51" style:family="text">
      <style:text-properties fo:font-variant="normal" fo:text-transform="none" fo:color="#1717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2" style:family="text">
      <style:text-properties fo:font-variant="normal" fo:text-transform="none" fo:color="#1717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53" style:family="text">
      <style:text-properties fo:font-variant="normal" fo:text-transform="none" fo:color="#1717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4" style:family="text">
      <style:text-properties fo:font-variant="normal" fo:text-transform="none" fo:color="#1717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55" style:family="text">
      <style:text-properties fo:font-variant="normal" fo:text-transform="none" fo:color="#171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6" style:family="text">
      <style:text-properties fo:font-variant="normal" fo:text-transform="none" fo:color="#171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7" style:family="text">
      <style:text-properties fo:font-variant="normal" fo:text-transform="none" fo:color="#171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8" style:family="text">
      <style:text-properties fo:font-variant="normal" fo:text-transform="none" fo:color="#1717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59" style:family="text">
      <style:text-properties fo:font-variant="normal" fo:text-transform="none" fo:color="#1717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60" style:family="text">
      <style:text-properties fo:font-variant="normal" fo:text-transform="none" fo:color="#1c1c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61" style:family="text">
      <style:text-properties fo:font-variant="normal" fo:text-transform="none" fo:color="#1c1c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2" style:family="text">
      <style:text-properties fo:font-variant="normal" fo:text-transform="none" fo:color="#1c1c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63" style:family="text">
      <style:text-properties fo:font-variant="normal" fo:text-transform="none" fo:color="#1c1c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64" style:family="text">
      <style:text-properties fo:font-variant="normal" fo:text-transform="none" fo:color="#1c1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5" style:family="text">
      <style:text-properties fo:font-variant="normal" fo:text-transform="none" fo:color="#1c1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6" style:family="text">
      <style:text-properties fo:font-variant="normal" fo:text-transform="none" fo:color="#1c1c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67" style:family="text">
      <style:text-properties fo:font-variant="normal" fo:text-transform="none" fo:color="#1c1c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68" style:family="text">
      <style:text-properties fo:font-variant="normal" fo:text-transform="none" fo:color="#dddd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69" style:family="text">
      <style:text-properties fo:font-variant="normal" fo:text-transform="none" fo:color="#ddd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0" style:family="text">
      <style:text-properties fo:font-variant="normal" fo:text-transform="none" fo:color="#2323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71" style:family="text">
      <style:text-properties fo:font-variant="normal" fo:text-transform="none" fo:color="#2323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2" style:family="text">
      <style:text-properties fo:font-variant="normal" fo:text-transform="none" fo:color="#232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3" style:family="text">
      <style:text-properties fo:font-variant="normal" fo:text-transform="none" fo:color="#2323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74" style:family="text">
      <style:text-properties fo:font-variant="normal" fo:text-transform="none" fo:color="#232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5" style:family="text">
      <style:text-properties fo:font-variant="normal" fo:text-transform="none" fo:color="#232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6" style:family="text">
      <style:text-properties fo:font-variant="normal" fo:text-transform="none" fo:color="#2323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77" style:family="text">
      <style:text-properties fo:font-variant="normal" fo:text-transform="none" fo:color="#2323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8" style:family="text">
      <style:text-properties fo:font-variant="normal" fo:text-transform="none" fo:color="#1d1d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79" style:family="text">
      <style:text-properties fo:font-variant="normal" fo:text-transform="none" fo:color="#1d1d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0" style:family="text">
      <style:text-properties fo:font-variant="normal" fo:text-transform="none" fo:color="#1d1d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81" style:family="text">
      <style:text-properties fo:font-variant="normal" fo:text-transform="none" fo:color="#1d1d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82" style:family="text">
      <style:text-properties fo:font-variant="normal" fo:text-transform="none" fo:color="#1d1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3" style:family="text">
      <style:text-properties fo:font-variant="normal" fo:text-transform="none" fo:color="#1d1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4" style:family="text">
      <style:text-properties fo:font-variant="normal" fo:text-transform="none" fo:color="#1d1d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85" style:family="text">
      <style:text-properties fo:font-variant="normal" fo:text-transform="none" fo:color="#1d1d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6" style:family="text">
      <style:text-properties fo:font-variant="normal" fo:text-transform="none" fo:color="#1d1d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87" style:family="text">
      <style:text-properties fo:font-variant="normal" fo:text-transform="none" fo:color="#2626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88" style:family="text">
      <style:text-properties fo:font-variant="normal" fo:text-transform="none" fo:color="#262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9" style:family="text">
      <style:text-properties fo:font-variant="normal" fo:text-transform="none" fo:color="#2626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90" style:family="text">
      <style:text-properties fo:font-variant="normal" fo:text-transform="none" fo:color="#262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1" style:family="text">
      <style:text-properties fo:font-variant="normal" fo:text-transform="none" fo:color="#2626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2" style:family="text">
      <style:text-properties fo:font-variant="normal" fo:text-transform="none" fo:color="#1f1f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93" style:family="text">
      <style:text-properties fo:font-variant="normal" fo:text-transform="none" fo:color="#1f1f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4" style:family="text">
      <style:text-properties fo:font-variant="normal" fo:text-transform="none" fo:color="#1f1f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95" style:family="text">
      <style:text-properties fo:font-variant="normal" fo:text-transform="none" fo:color="#1f1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6" style:family="text">
      <style:text-properties fo:font-variant="normal" fo:text-transform="none" fo:color="#1f1f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97" style:family="text">
      <style:text-properties fo:font-variant="normal" fo:text-transform="none" fo:color="#1f1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8" style:family="text">
      <style:text-properties fo:font-variant="normal" fo:text-transform="none" fo:color="#1f1f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99" style:family="text">
      <style:text-properties fo:font-variant="normal" fo:text-transform="none" fo:color="#1f1f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00" style:family="text">
      <style:text-properties fo:font-variant="normal" fo:text-transform="none" fo:color="#1919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01" style:family="text">
      <style:text-properties fo:font-variant="normal" fo:text-transform="none" fo:color="#1919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02" style:family="text">
      <style:text-properties fo:font-variant="normal" fo:text-transform="none" fo:color="#1919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03" style:family="text">
      <style:text-properties fo:font-variant="normal" fo:text-transform="none" fo:color="#1919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04" style:family="text">
      <style:text-properties fo:font-variant="normal" fo:text-transform="none" fo:color="#1919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05" style:family="text">
      <style:text-properties fo:font-variant="normal" fo:text-transform="none" fo:color="#1919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106" style:family="text">
      <style:text-properties fo:font-variant="normal" fo:text-transform="none" fo:color="#191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7" style:family="text">
      <style:text-properties fo:font-variant="normal" fo:text-transform="none" fo:color="#191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08" style:family="text">
      <style:text-properties fo:font-variant="normal" fo:text-transform="none" fo:color="#1919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09" style:family="text">
      <style:text-properties fo:font-variant="normal" fo:text-transform="none" fo:color="#1919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10" style:family="text">
      <style:text-properties fo:font-variant="normal" fo:text-transform="none" fo:color="#2121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11" style:family="text">
      <style:text-properties fo:font-variant="normal" fo:text-transform="none" fo:color="#2121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2" style:family="text">
      <style:text-properties fo:font-variant="normal" fo:text-transform="none" fo:color="#2121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13" style:family="text">
      <style:text-properties fo:font-variant="normal" fo:text-transform="none" fo:color="#2121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14" style:family="text">
      <style:text-properties fo:font-variant="normal" fo:text-transform="none" fo:color="#212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5" style:family="text">
      <style:text-properties fo:font-variant="normal" fo:text-transform="none" fo:color="#212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6" style:family="text">
      <style:text-properties fo:font-variant="normal" fo:text-transform="none" fo:color="#2121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17" style:family="text">
      <style:text-properties fo:font-variant="normal" fo:text-transform="none" fo:color="#2121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18" style:family="text">
      <style:text-properties fo:font-variant="normal" fo:text-transform="none" fo:color="#1818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19" style:family="text">
      <style:text-properties fo:font-variant="normal" fo:text-transform="none" fo:color="#1818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20" style:family="text">
      <style:text-properties fo:font-variant="normal" fo:text-transform="none" fo:color="#1818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21" style:family="text">
      <style:text-properties fo:font-variant="normal" fo:text-transform="none" fo:color="#1818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22" style:family="text">
      <style:text-properties fo:font-variant="normal" fo:text-transform="none" fo:color="#1818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3" style:family="text">
      <style:text-properties fo:font-variant="normal" fo:text-transform="none" fo:color="#1818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124" style:family="text">
      <style:text-properties fo:font-variant="normal" fo:text-transform="none" fo:color="#181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25" style:family="text">
      <style:text-properties fo:font-variant="normal" fo:text-transform="none" fo:color="#181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6" style:family="text">
      <style:text-properties fo:font-variant="normal" fo:text-transform="none" fo:color="#181800" style:text-line-through-style="none" style:text-line-through-type="none" style:text-position="0% 100%" style:font-name="Arial" fo:font-size="7pt" fo:font-style="normal" style:text-underline-style="none" fo:font-weight="normal" style:font-name-asian="Arial1" style:font-size-asian="7pt" style:font-style-asian="normal" style:font-weight-asian="normal" style:font-name-complex="Arial1" style:font-size-complex="7pt"/>
    </style:style>
    <style:style style:name="T127" style:family="text">
      <style:text-properties fo:font-variant="normal" fo:text-transform="none" fo:color="#1818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28" style:family="text">
      <style:text-properties fo:font-variant="normal" fo:text-transform="none" fo:color="#1818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29" style:family="text">
      <style:text-properties fo:font-variant="normal" fo:text-transform="none" fo:color="#181800" style:text-line-through-style="none" style:text-line-through-type="none" style:text-position="0% 100%" style:font-name="Arial" fo:font-size="8pt" fo:font-style="normal" style:text-underline-style="none" fo:font-weight="bold" style:font-name-asian="Arial1" style:font-size-asian="8pt" style:font-style-asian="normal" style:font-weight-asian="bold" style:font-name-complex="Arial1" style:font-size-complex="8pt"/>
    </style:style>
    <style:style style:name="T130" style:family="text">
      <style:text-properties fo:font-variant="normal" fo:text-transform="none" fo:color="#2a2a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31" style:family="text">
      <style:text-properties fo:font-variant="normal" fo:text-transform="none" fo:color="#2a2a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2" style:family="text">
      <style:text-properties fo:font-variant="normal" fo:text-transform="none" fo:color="#2a2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33" style:family="text">
      <style:text-properties fo:font-variant="normal" fo:text-transform="none" fo:color="#2a2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4" style:family="text">
      <style:text-properties fo:font-variant="normal" fo:text-transform="none" fo:color="#2a2a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135" style:family="text">
      <style:text-properties fo:font-variant="normal" fo:text-transform="none" fo:color="#2c2c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36" style:family="text">
      <style:text-properties fo:font-variant="normal" fo:text-transform="none" fo:color="#2c2c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37" style:family="text">
      <style:text-properties fo:font-variant="normal" fo:text-transform="none" fo:color="#2c2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8" style:family="text">
      <style:text-properties fo:font-variant="normal" fo:text-transform="none" fo:color="#2c2c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39" style:family="text">
      <style:text-properties fo:font-variant="normal" fo:text-transform="none" fo:color="#060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40" style:family="text">
      <style:text-properties fo:font-variant="normal" fo:text-transform="none" fo:color="#2b2b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41" style:family="text">
      <style:text-properties fo:font-variant="normal" fo:text-transform="none" fo:color="#2b2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2" style:family="text">
      <style:text-properties fo:font-variant="normal" fo:text-transform="none" fo:color="#2b2b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43" style:family="text">
      <style:text-properties fo:font-variant="normal" fo:text-transform="none" fo:color="#2b2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44" style:family="text">
      <style:text-properties fo:font-variant="normal" fo:text-transform="none" fo:color="#2e2e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45" style:family="text">
      <style:text-properties fo:font-variant="normal" fo:text-transform="none" fo:color="#2e2e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6" style:family="text">
      <style:text-properties fo:font-variant="normal" fo:text-transform="none" fo:color="#3232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47" style:family="text">
      <style:text-properties fo:font-variant="normal" fo:text-transform="none" fo:color="#3232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48" style:family="text">
      <style:text-properties fo:font-variant="normal" fo:text-transform="none" fo:color="#3232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149" style:family="text">
      <style:text-properties fo:font-variant="normal" fo:text-transform="none" fo:color="#3232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0" style:family="text">
      <style:text-properties fo:font-variant="normal" fo:text-transform="none" fo:color="#323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1" style:family="text">
      <style:text-properties fo:font-variant="normal" fo:text-transform="none" fo:color="#3232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2" style:family="text">
      <style:text-properties fo:font-variant="normal" fo:text-transform="none" fo:color="#3838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53" style:family="text">
      <style:text-properties fo:font-variant="normal" fo:text-transform="none" fo:color="#3838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54" style:family="text">
      <style:text-properties fo:font-variant="normal" fo:text-transform="none" fo:color="#383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5" style:family="text">
      <style:text-properties fo:font-variant="normal" fo:text-transform="none" fo:color="#1616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56" style:family="text">
      <style:text-properties fo:font-variant="normal" fo:text-transform="none" fo:color="#1616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7" style:family="text">
      <style:text-properties fo:font-variant="normal" fo:text-transform="none" fo:color="#1616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158" style:family="text">
      <style:text-properties fo:font-variant="normal" fo:text-transform="none" fo:color="#1616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59" style:family="text">
      <style:text-properties fo:font-variant="normal" fo:text-transform="none" fo:color="#161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60" style:family="text">
      <style:text-properties fo:font-variant="normal" fo:text-transform="none" fo:color="#161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61" style:family="text">
      <style:text-properties fo:font-variant="normal" fo:text-transform="none" fo:color="#1616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62" style:family="text">
      <style:text-properties fo:font-variant="normal" fo:text-transform="none" fo:color="#1515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63" style:family="text">
      <style:text-properties fo:font-variant="normal" fo:text-transform="none" fo:color="#1515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64" style:family="text">
      <style:text-properties fo:font-variant="normal" fo:text-transform="none" fo:color="#1515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65" style:family="text">
      <style:text-properties fo:font-variant="normal" fo:text-transform="none" fo:color="#151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66" style:family="text">
      <style:text-properties fo:font-variant="normal" fo:text-transform="none" fo:color="#1515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167" style:family="text">
      <style:text-properties fo:font-variant="normal" fo:text-transform="none" fo:color="#1515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68" style:family="text">
      <style:text-properties fo:font-variant="normal" fo:text-transform="none" fo:color="#c0c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69" style:family="text">
      <style:text-properties fo:font-variant="normal" fo:text-transform="none" fo:color="#c4c4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70" style:family="text">
      <style:text-properties fo:font-variant="normal" fo:text-transform="none" fo:color="#1e1e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71" style:family="text">
      <style:text-properties fo:font-variant="normal" fo:text-transform="none" fo:color="#1e1e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72" style:family="text">
      <style:text-properties fo:font-variant="normal" fo:text-transform="none" fo:color="#1e1e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73" style:family="text">
      <style:text-properties fo:font-variant="normal" fo:text-transform="none" fo:color="#1e1e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174" style:family="text">
      <style:text-properties fo:font-variant="normal" fo:text-transform="none" fo:color="#1e1e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75" style:family="text">
      <style:text-properties fo:font-variant="normal" fo:text-transform="none" fo:color="#1e1e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76" style:family="text">
      <style:text-properties fo:font-variant="normal" fo:text-transform="none" fo:color="#1e1e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77" style:family="text">
      <style:text-properties fo:font-variant="normal" fo:text-transform="none" fo:color="#1e1e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78" style:family="text">
      <style:text-properties fo:font-variant="normal" fo:text-transform="none" fo:color="#d5d5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79" style:family="text">
      <style:text-properties fo:font-variant="normal" fo:text-transform="none" fo:color="#2424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0" style:family="text">
      <style:text-properties fo:font-variant="normal" fo:text-transform="none" fo:color="#2424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181" style:family="text">
      <style:text-properties fo:font-variant="normal" fo:text-transform="none" fo:color="#2424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2" style:family="text">
      <style:text-properties fo:font-variant="normal" fo:text-transform="none" fo:color="#2424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83" style:family="text">
      <style:text-properties fo:font-variant="normal" fo:text-transform="none" fo:color="#2424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84" style:family="text">
      <style:text-properties fo:font-variant="normal" fo:text-transform="none" fo:color="#272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5" style:family="text">
      <style:text-properties fo:font-variant="normal" fo:text-transform="none" fo:color="#2727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186" style:family="text">
      <style:text-properties fo:font-variant="normal" fo:text-transform="none" fo:color="#2727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87" style:family="text">
      <style:text-properties fo:font-variant="normal" fo:text-transform="none" fo:color="#272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88" style:family="text">
      <style:text-properties fo:font-variant="normal" fo:text-transform="none" fo:color="#272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9" style:family="text">
      <style:text-properties fo:font-variant="normal" fo:text-transform="none" fo:color="#2727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90" style:family="text">
      <style:text-properties fo:font-variant="normal" fo:text-transform="none" fo:color="#2727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91" style:family="text">
      <style:text-properties fo:font-variant="normal" fo:text-transform="none" fo:color="#eded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92" style:family="text">
      <style:text-properties fo:font-variant="normal" fo:text-transform="none" fo:color="#ede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93" style:family="text">
      <style:text-properties fo:font-variant="normal" fo:text-transform="none" fo:color="#eded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94" style:family="text">
      <style:text-properties fo:font-variant="normal" fo:text-transform="none" fo:color="#eded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95" style:family="text">
      <style:text-properties fo:font-variant="normal" fo:text-transform="none" fo:color="#fafa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96" style:family="text">
      <style:text-properties fo:font-variant="normal" fo:text-transform="none" fo:color="#fafa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97" style:family="text">
      <style:text-properties fo:font-variant="normal" fo:text-transform="none" fo:color="#2f2f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98" style:family="text">
      <style:text-properties fo:font-variant="normal" fo:text-transform="none" fo:color="#2f2f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99" style:family="text">
      <style:text-properties fo:font-variant="normal" fo:text-transform="none" fo:color="#2f2f00" style:text-line-through-style="none" style:text-line-through-type="none" style:text-position="0% 100%" style:font-name="Arial" fo:font-size="7pt" fo:font-style="normal" style:text-underline-style="none" fo:font-weight="normal" style:font-name-asian="Arial1" style:font-size-asian="7pt" style:font-style-asian="normal" style:font-weight-asian="normal" style:font-name-complex="Arial1" style:font-size-complex="7pt"/>
    </style:style>
    <style:style style:name="T200" style:family="text">
      <style:text-properties fo:font-variant="normal" fo:text-transform="none" fo:color="#2f2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1" style:family="text">
      <style:text-properties fo:font-variant="normal" fo:text-transform="none" fo:color="#2f2f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02" style:family="text">
      <style:text-properties fo:font-variant="normal" fo:text-transform="none" fo:color="#2f2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03" style:family="text">
      <style:text-properties fo:font-variant="normal" fo:text-transform="none" fo:color="#fcf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04" style:family="text">
      <style:text-properties fo:font-variant="normal" fo:text-transform="none" fo:color="#fcfc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05" style:family="text">
      <style:text-properties fo:font-variant="normal" fo:text-transform="none" fo:color="#fcf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6" style:family="text">
      <style:text-properties fo:font-variant="normal" fo:text-transform="none" fo:color="#d7d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7" style:family="text">
      <style:text-properties fo:font-variant="normal" fo:text-transform="none" fo:color="#3535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08" style:family="text">
      <style:text-properties fo:font-variant="normal" fo:text-transform="none" fo:color="#3535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09" style:family="text">
      <style:text-properties fo:font-variant="normal" fo:text-transform="none" fo:color="#353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0" style:family="text">
      <style:text-properties fo:font-variant="normal" fo:text-transform="none" fo:color="#2525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11" style:family="text">
      <style:text-properties fo:font-variant="normal" fo:text-transform="none" fo:color="#2525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12" style:family="text">
      <style:text-properties fo:font-variant="normal" fo:text-transform="none" fo:color="#2525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213" style:family="text">
      <style:text-properties fo:font-variant="normal" fo:text-transform="none" fo:color="#252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4" style:family="text">
      <style:text-properties fo:font-variant="normal" fo:text-transform="none" fo:color="#2525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2828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16" style:family="text">
      <style:text-properties fo:font-variant="normal" fo:text-transform="none" fo:color="#282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7" style:family="text">
      <style:text-properties fo:font-variant="normal" fo:text-transform="none" fo:color="#2828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218" style:family="text">
      <style:text-properties fo:font-variant="normal" fo:text-transform="none" fo:color="#282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19" style:family="text">
      <style:text-properties fo:font-variant="normal" fo:text-transform="none" fo:color="#2828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220" style:family="text">
      <style:text-properties fo:font-variant="normal" fo:text-transform="none" fo:color="#2828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2828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22" style:family="text">
      <style:text-properties fo:font-variant="normal" fo:text-transform="none" fo:color="#3131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23" style:family="text">
      <style:text-properties fo:font-variant="normal" fo:text-transform="none" fo:color="#313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24" style:family="text">
      <style:text-properties fo:font-variant="normal" fo:text-transform="none" fo:color="#3131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25" style:family="text">
      <style:text-properties fo:font-variant="normal" fo:text-transform="none" fo:color="#313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26" style:family="text">
      <style:text-properties fo:font-variant="normal" fo:text-transform="none" fo:color="#3030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27" style:family="text">
      <style:text-properties fo:font-variant="normal" fo:text-transform="none" fo:color="#303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28" style:family="text">
      <style:text-properties fo:font-variant="normal" fo:text-transform="none" fo:color="#303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29" style:family="text">
      <style:text-properties fo:font-variant="normal" fo:text-transform="none" fo:color="#0a0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30" style:family="text">
      <style:text-properties fo:font-variant="normal" fo:text-transform="none" fo:color="#0a0a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31" style:family="text">
      <style:text-properties fo:font-variant="normal" fo:text-transform="none" fo:color="#f7f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2" style:family="text">
      <style:text-properties fo:font-variant="normal" fo:text-transform="none" fo:color="#f7f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33" style:family="text">
      <style:text-properties fo:font-variant="normal" fo:text-transform="none" fo:color="#f7f7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f7f7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35" style:family="text">
      <style:text-properties fo:font-variant="normal" fo:text-transform="none" fo:color="#131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36" style:family="text">
      <style:text-properties fo:font-variant="normal" fo:text-transform="none" fo:color="#1313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131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38" style:family="text">
      <style:text-properties fo:font-variant="normal" fo:text-transform="none" fo:color="#4e4e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39" style:family="text">
      <style:text-properties fo:font-variant="normal" fo:text-transform="none" fo:color="#4e4e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40" style:family="text">
      <style:text-properties fo:font-variant="normal" fo:text-transform="none" fo:color="#595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41" style:family="text">
      <style:text-properties fo:font-variant="normal" fo:text-transform="none" fo:color="#686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42" style:family="text">
      <style:text-properties fo:font-variant="normal" fo:text-transform="none" fo:color="#686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43" style:family="text">
      <style:text-properties fo:font-variant="normal" fo:text-transform="none" fo:color="#2222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2222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45" style:family="text">
      <style:text-properties fo:font-variant="normal" fo:text-transform="none" fo:color="#2222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246" style:family="text">
      <style:text-properties fo:font-variant="normal" fo:text-transform="none" fo:color="#2222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47" style:family="text">
      <style:text-properties fo:font-variant="normal" fo:text-transform="none" fo:color="#222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48" style:family="text">
      <style:text-properties fo:font-variant="normal" fo:text-transform="none" fo:color="#222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49" style:family="text">
      <style:text-properties fo:font-variant="normal" fo:text-transform="none" fo:color="#2222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50" style:family="text">
      <style:text-properties fo:font-variant="normal" fo:text-transform="none" fo:color="#1111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111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52" style:family="text">
      <style:text-properties fo:font-variant="normal" fo:text-transform="none" fo:color="#111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53" style:family="text">
      <style:text-properties fo:font-variant="normal" fo:text-transform="none" fo:color="#dfdf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dfdf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55" style:family="text">
      <style:text-properties fo:font-variant="normal" fo:text-transform="none" fo:color="#dfd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6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63" style:family="text">
      <style:text-properties fo:font-variant="normal" fo:text-transform="none" fo:color="#636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64" style:family="text">
      <style:text-properties fo:font-variant="normal" fo:text-transform="none" fo:color="#636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65" style:family="text">
      <style:text-properties fo:font-variant="normal" fo:text-transform="none" fo:color="#636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66" style:family="text">
      <style:text-properties fo:font-variant="normal" fo:text-transform="none" fo:color="#6b6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67" style:family="text">
      <style:text-properties fo:font-variant="normal" fo:text-transform="none" fo:color="#6b6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68" style:family="text">
      <style:text-properties fo:font-variant="normal" fo:text-transform="none" fo:color="#5e5e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69" style:family="text">
      <style:text-properties fo:font-variant="normal" fo:text-transform="none" fo:color="#5e5e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70" style:family="text">
      <style:text-properties fo:font-variant="normal" fo:text-transform="none" fo:color="#5e5e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71" style:family="text">
      <style:text-properties fo:font-variant="normal" fo:text-transform="none" fo:color="#5e5e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72" style:family="text">
      <style:text-properties fo:font-variant="normal" fo:text-transform="none" fo:color="#f1f1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73" style:family="text">
      <style:text-properties fo:font-variant="normal" fo:text-transform="none" fo:color="#f1f1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74" style:family="text">
      <style:text-properties fo:font-variant="normal" fo:text-transform="none" fo:color="#f1f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75" style:family="text">
      <style:text-properties fo:font-variant="normal" fo:text-transform="none" fo:color="#f1f1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76" style:family="text">
      <style:text-properties fo:font-variant="normal" fo:text-transform="none" fo:color="#f9f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77" style:family="text">
      <style:text-properties fo:font-variant="normal" fo:text-transform="none" fo:color="#f9f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78" style:family="text">
      <style:text-properties fo:font-variant="normal" fo:text-transform="none" fo:color="#f9f9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79" style:family="text">
      <style:text-properties fo:font-variant="normal" fo:text-transform="none" fo:color="#f9f9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280" style:family="text">
      <style:text-properties fo:font-variant="normal" fo:text-transform="none" fo:color="#7a7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1" style:family="text">
      <style:text-properties fo:font-variant="normal" fo:text-transform="none" fo:color="#7a7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82" style:family="text">
      <style:text-properties fo:font-variant="normal" fo:text-transform="none" fo:color="#737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83" style:family="text">
      <style:text-properties fo:font-variant="normal" fo:text-transform="none" fo:color="#737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84" style:family="text">
      <style:text-properties fo:font-variant="normal" fo:text-transform="none" fo:color="#2d2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5" style:family="text">
      <style:text-properties fo:font-variant="normal" fo:text-transform="none" fo:color="#2d2d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86" style:family="text">
      <style:text-properties fo:font-variant="normal" fo:text-transform="none" fo:color="#f6f6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87" style:family="text">
      <style:text-properties fo:font-variant="normal" fo:text-transform="none" fo:color="#f6f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8" style:family="text">
      <style:text-properties fo:font-variant="normal" fo:text-transform="none" fo:color="#f6f6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89" style:family="text">
      <style:text-properties fo:font-variant="normal" fo:text-transform="none" fo:color="#5555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90" style:family="text">
      <style:text-properties fo:font-variant="normal" fo:text-transform="none" fo:color="#5a5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91" style:family="text">
      <style:text-properties fo:font-variant="normal" fo:text-transform="none" fo:color="#5a5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92" style:family="text">
      <style:text-properties fo:font-variant="normal" fo:text-transform="none" fo:color="#070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93" style:family="text">
      <style:text-properties fo:font-variant="normal" fo:text-transform="none" fo:color="#070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94" style:family="text">
      <style:text-properties fo:font-variant="normal" fo:text-transform="none" fo:color="#6464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95" style:family="text">
      <style:text-properties fo:font-variant="normal" fo:text-transform="none" fo:color="#646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96" style:family="text">
      <style:text-properties fo:font-variant="normal" fo:text-transform="none" fo:color="#6464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97" style:family="text">
      <style:text-properties fo:font-variant="normal" fo:text-transform="none" fo:color="#606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98" style:family="text">
      <style:text-properties fo:font-variant="normal" fo:text-transform="none" fo:color="#606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99" style:family="text">
      <style:text-properties fo:font-variant="normal" fo:text-transform="none" fo:color="#565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00" style:family="text">
      <style:text-properties fo:font-variant="normal" fo:text-transform="none" fo:color="#5656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01" style:family="text">
      <style:text-properties fo:font-variant="normal" fo:text-transform="none" fo:color="#5656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02" style:family="text">
      <style:text-properties fo:font-variant="normal" fo:text-transform="none" fo:color="#676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03" style:family="text">
      <style:text-properties fo:font-variant="normal" fo:text-transform="none" fo:color="#676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04" style:family="text">
      <style:text-properties fo:font-variant="normal" fo:text-transform="none" fo:color="#676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05" style:family="text">
      <style:text-properties fo:font-variant="normal" fo:text-transform="none" fo:color="#6d6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06" style:family="text">
      <style:text-properties fo:font-variant="normal" fo:text-transform="none" fo:color="#6a6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07" style:family="text">
      <style:text-properties fo:font-variant="normal" fo:text-transform="none" fo:color="#6a6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08" style:family="text">
      <style:text-properties fo:font-variant="normal" fo:text-transform="none" fo:color="#7f7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09" style:family="text">
      <style:text-properties fo:font-variant="normal" fo:text-transform="none" fo:color="#9b9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10" style:family="text">
      <style:text-properties fo:font-variant="normal" fo:text-transform="none" fo:color="#ebeb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11" style:family="text">
      <style:text-properties fo:font-variant="normal" fo:text-transform="none" fo:color="#ebe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12" style:family="text">
      <style:text-properties fo:font-variant="normal" fo:text-transform="none" fo:color="#ebe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13" style:family="text">
      <style:text-properties fo:font-variant="normal" fo:text-transform="none" fo:color="#4b4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14" style:family="text">
      <style:text-properties fo:font-variant="normal" fo:text-transform="none" fo:color="#4b4b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15" style:family="text">
      <style:text-properties fo:font-variant="normal" fo:text-transform="none" fo:color="#4b4b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16" style:family="text">
      <style:text-properties fo:font-variant="normal" fo:text-transform="none" fo:color="#c8c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17" style:family="text">
      <style:text-properties fo:font-variant="normal" fo:text-transform="none" fo:color="#e6e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18" style:family="text">
      <style:text-properties fo:font-variant="normal" fo:text-transform="none" fo:color="#e6e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19" style:family="text">
      <style:text-properties fo:font-variant="normal" fo:text-transform="none" fo:color="#696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20" style:family="text">
      <style:text-properties fo:font-variant="normal" fo:text-transform="none" fo:color="#696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21" style:family="text">
      <style:text-properties fo:font-variant="normal" fo:text-transform="none" fo:color="#696900" style:text-line-through-style="none" style:text-line-through-type="none" style:text-position="0% 100%" style:font-name="Arial" fo:font-size="8pt" fo:font-style="normal" style:text-underline-style="none" fo:font-weight="bold" style:font-name-asian="Arial1" style:font-size-asian="8pt" style:font-style-asian="normal" style:font-weight-asian="bold" style:font-name-complex="Arial1" style:font-size-complex="8pt"/>
    </style:style>
    <style:style style:name="T322" style:family="text">
      <style:text-properties fo:font-variant="normal" fo:text-transform="none" fo:color="#8b8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23" style:family="text">
      <style:text-properties fo:font-variant="normal" fo:text-transform="none" fo:color="#525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24" style:family="text">
      <style:text-properties fo:font-variant="normal" fo:text-transform="none" fo:color="#525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25" style:family="text">
      <style:text-properties fo:font-variant="normal" fo:text-transform="none" fo:color="#6f6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26" style:family="text">
      <style:text-properties fo:font-variant="normal" fo:text-transform="none" fo:color="#6f6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27" style:family="text">
      <style:text-properties fo:font-variant="normal" fo:text-transform="none" fo:color="#6f6f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328" style:family="text">
      <style:text-properties fo:font-variant="normal" fo:text-transform="none" fo:color="#494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29" style:family="text">
      <style:text-properties fo:font-variant="normal" fo:text-transform="none" fo:color="#4949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330" style:family="text">
      <style:text-properties fo:font-variant="normal" fo:text-transform="none" fo:color="#f4f4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31" style:family="text">
      <style:text-properties fo:font-variant="normal" fo:text-transform="none" fo:color="#f4f4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32" style:family="text">
      <style:text-properties fo:font-variant="normal" fo:text-transform="none" fo:color="#0b0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33" style:family="text">
      <style:text-properties fo:font-variant="normal" fo:text-transform="none" fo:color="#4343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34" style:family="text">
      <style:text-properties fo:font-variant="normal" fo:text-transform="none" fo:color="#434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35" style:family="text">
      <style:text-properties fo:font-variant="normal" fo:text-transform="none" fo:color="#434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36" style:family="text">
      <style:text-properties fo:font-variant="normal" fo:text-transform="none" fo:color="#3e3e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37" style:family="text">
      <style:text-properties fo:font-variant="normal" fo:text-transform="none" fo:color="#3e3e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38" style:family="text">
      <style:text-properties fo:font-variant="normal" fo:text-transform="none" fo:color="#3e3e00" style:text-line-through-style="none" style:text-line-through-type="none" style:text-position="0% 100%" style:font-name="Courier New" fo:font-size="3pt" fo:font-style="normal" style:text-underline-style="none" fo:font-weight="normal" style:font-name-asian="Courier New1" style:font-size-asian="3pt" style:font-style-asian="normal" style:font-weight-asian="normal" style:font-name-complex="Courier New1" style:font-size-complex="3pt"/>
    </style:style>
    <style:style style:name="T339" style:family="text">
      <style:text-properties fo:font-variant="normal" fo:text-transform="none" fo:color="#6262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40" style:family="text">
      <style:text-properties fo:font-variant="normal" fo:text-transform="none" fo:color="#626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41" style:family="text">
      <style:text-properties fo:font-variant="normal" fo:text-transform="none" fo:color="#626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42" style:family="text">
      <style:text-properties fo:font-variant="normal" fo:text-transform="none" fo:color="#6565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43" style:family="text">
      <style:text-properties fo:font-variant="normal" fo:text-transform="none" fo:color="#656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44" style:family="text">
      <style:text-properties fo:font-variant="normal" fo:text-transform="none" fo:color="#6565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45" style:family="text">
      <style:text-properties fo:font-variant="normal" fo:text-transform="none" fo:color="#7474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46" style:family="text">
      <style:text-properties fo:font-variant="normal" fo:text-transform="none" fo:color="#747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47" style:family="text">
      <style:text-properties fo:font-variant="normal" fo:text-transform="none" fo:color="#7474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48" style:family="text">
      <style:text-properties fo:font-variant="normal" fo:text-transform="none" fo:color="#414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49" style:family="text">
      <style:text-properties fo:font-variant="normal" fo:text-transform="none" fo:color="#414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50" style:family="text">
      <style:text-properties fo:font-variant="normal" fo:text-transform="none" fo:color="#4141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51" style:family="text">
      <style:text-properties fo:font-variant="normal" fo:text-transform="none" fo:color="#aba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52" style:family="text">
      <style:text-properties fo:font-variant="normal" fo:text-transform="none" fo:color="#585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53" style:family="text">
      <style:text-properties fo:font-variant="normal" fo:text-transform="none" fo:color="#585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54" style:family="text">
      <style:text-properties fo:font-variant="normal" fo:text-transform="none" fo:color="#707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55" style:family="text">
      <style:text-properties fo:font-variant="normal" fo:text-transform="none" fo:color="#707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56" style:family="text">
      <style:text-properties fo:font-variant="normal" fo:text-transform="none" fo:color="#1212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57" style:family="text">
      <style:text-properties fo:font-variant="normal" fo:text-transform="none" fo:color="#1212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58" style:family="text">
      <style:text-properties fo:font-variant="normal" fo:text-transform="none" fo:color="#121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59" style:family="text">
      <style:text-properties fo:font-variant="normal" fo:text-transform="none" fo:color="#b4b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60" style:family="text">
      <style:text-properties fo:font-variant="normal" fo:text-transform="none" fo:color="#616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61" style:family="text">
      <style:text-properties fo:font-variant="normal" fo:text-transform="none" fo:color="#616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62" style:family="text">
      <style:text-properties fo:font-variant="normal" fo:text-transform="none" fo:color="#6161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63" style:family="text">
      <style:text-properties fo:font-variant="normal" fo:text-transform="none" fo:color="#3c3c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64" style:family="text">
      <style:text-properties fo:font-variant="normal" fo:text-transform="none" fo:color="#484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65" style:family="text">
      <style:text-properties fo:font-variant="normal" fo:text-transform="none" fo:color="#484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66" style:family="text">
      <style:text-properties fo:font-variant="normal" fo:text-transform="none" fo:color="#757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67" style:family="text">
      <style:text-properties fo:font-variant="normal" fo:text-transform="none" fo:color="#292900" style:text-line-through-style="none" style:text-line-through-type="none" style:text-position="0% 100%" style:font-name="Arial" fo:font-size="3pt" fo:font-style="normal" style:text-underline-style="none" fo:font-weight="normal" style:font-name-asian="Arial1" style:font-size-asian="3pt" style:font-style-asian="normal" style:font-weight-asian="normal" style:font-name-complex="Arial1" style:font-size-complex="3pt"/>
    </style:style>
    <style:style style:name="T368" style:family="text">
      <style:text-properties fo:font-variant="normal" fo:text-transform="none" fo:color="#292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69" style:family="text">
      <style:text-properties fo:font-variant="normal" fo:text-transform="none" fo:color="#2929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70" style:family="text">
      <style:text-properties fo:font-variant="normal" fo:text-transform="none" fo:color="#292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71" style:family="text">
      <style:text-properties fo:font-variant="normal" fo:text-transform="none" fo:color="#2929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72" style:family="text">
      <style:text-properties fo:font-variant="normal" fo:text-transform="none" fo:color="#d2d2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73" style:family="text">
      <style:text-properties fo:font-variant="normal" fo:text-transform="none" fo:color="#d2d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74" style:family="text">
      <style:text-properties fo:font-variant="normal" fo:text-transform="none" fo:color="#eeee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75" style:family="text">
      <style:text-properties fo:font-variant="normal" fo:text-transform="none" fo:color="#eeee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76" style:family="text">
      <style:text-properties fo:font-variant="normal" fo:text-transform="none" fo:color="#f3f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77" style:family="text">
      <style:text-properties fo:font-variant="normal" fo:text-transform="none" fo:color="#f3f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78" style:family="text">
      <style:text-properties fo:font-variant="normal" fo:text-transform="none" fo:color="#b5b5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79" style:family="text">
      <style:text-properties fo:font-variant="normal" fo:text-transform="none" fo:color="#727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0" style:family="text">
      <style:text-properties fo:font-variant="normal" fo:text-transform="none" fo:color="#727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81" style:family="text">
      <style:text-properties fo:font-variant="normal" fo:text-transform="none" fo:color="#dad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2" style:family="text">
      <style:text-properties fo:font-variant="normal" fo:text-transform="none" fo:color="#343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3" style:family="text">
      <style:text-properties fo:font-variant="normal" fo:text-transform="none" fo:color="#3434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84" style:family="text">
      <style:text-properties fo:font-variant="normal" fo:text-transform="none" fo:color="#343400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T385" style:family="text">
      <style:text-properties fo:font-variant="normal" fo:text-transform="none" fo:color="#5151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6" style:family="text">
      <style:text-properties fo:font-variant="normal" fo:text-transform="none" fo:color="#545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7" style:family="text">
      <style:text-properties fo:font-variant="normal" fo:text-transform="none" fo:color="#080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88" style:family="text">
      <style:text-properties fo:font-variant="normal" fo:text-transform="none" fo:color="#080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89" style:family="text">
      <style:text-properties fo:font-variant="normal" fo:text-transform="none" fo:color="#f8f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90" style:family="text">
      <style:text-properties fo:font-variant="normal" fo:text-transform="none" fo:color="#f8f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91" style:family="text">
      <style:text-properties fo:font-variant="normal" fo:text-transform="none" fo:color="#f8f8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92" style:family="text">
      <style:text-properties fo:font-variant="normal" fo:text-transform="none" fo:color="#424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93" style:family="text">
      <style:text-properties fo:font-variant="normal" fo:text-transform="none" fo:color="#424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94" style:family="text">
      <style:text-properties fo:font-variant="normal" fo:text-transform="none" fo:color="#3f3f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95" style:family="text">
      <style:text-properties fo:font-variant="normal" fo:text-transform="none" fo:color="#3f3f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96" style:family="text">
      <style:text-properties fo:font-variant="normal" fo:text-transform="none" fo:color="#3f3f00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397" style:family="text">
      <style:text-properties fo:font-variant="normal" fo:text-transform="none" fo:color="#5353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98" style:family="text">
      <style:text-properties fo:font-variant="normal" fo:text-transform="none" fo:color="#4a4a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99" style:family="text">
      <style:text-properties fo:font-variant="normal" fo:text-transform="none" fo:color="#0d0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00" style:family="text">
      <style:text-properties fo:font-variant="normal" fo:text-transform="none" fo:color="#3d3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01" style:family="text">
      <style:text-properties fo:font-variant="normal" fo:text-transform="none" fo:color="#eae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02" style:family="text">
      <style:text-properties fo:font-variant="normal" fo:text-transform="none" fo:color="#101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03" style:family="text">
      <style:text-properties fo:font-variant="normal" fo:text-transform="none" fo:color="#101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04" style:family="text">
      <style:text-properties fo:font-variant="normal" fo:text-transform="none" fo:color="#ece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05" style:family="text">
      <style:text-properties fo:font-variant="normal" fo:text-transform="none" fo:color="#3b3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06" style:family="text">
      <style:text-properties fo:font-variant="normal" fo:text-transform="none" fo:color="#ccc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07" style:family="text">
      <style:text-properties fo:font-variant="normal" fo:text-transform="none" fo:color="#cccc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08" style:family="text">
      <style:text-properties fo:font-variant="normal" fo:text-transform="none" fo:color="#e3e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09" style:family="text">
      <style:text-properties fo:font-variant="normal" fo:text-transform="none" fo:color="#e0e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10" style:family="text">
      <style:text-properties fo:font-variant="normal" fo:text-transform="none" fo:color="#d1d1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11" style:family="text">
      <style:text-properties fo:font-variant="normal" fo:text-transform="none" fo:color="#d9d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2" style:family="text">
      <style:text-properties fo:font-variant="normal" fo:text-transform="none" fo:color="#efef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13" style:family="text">
      <style:text-properties fo:font-variant="normal" fo:text-transform="none" fo:color="#efef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14" style:family="text">
      <style:text-properties fo:font-variant="normal" fo:text-transform="none" fo:color="#393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5" style:family="text">
      <style:text-properties fo:font-variant="normal" fo:text-transform="none" fo:color="#393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16" style:family="text">
      <style:text-properties fo:font-variant="normal" fo:text-transform="none" fo:color="#fbfb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17" style:family="text">
      <style:text-properties fo:font-variant="normal" fo:text-transform="none" fo:color="#f0f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18" style:family="text">
      <style:text-properties fo:font-variant="normal" fo:text-transform="none" fo:color="#bbbb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19" style:family="text">
      <style:text-properties fo:font-variant="normal" fo:text-transform="none" fo:color="#bbbb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20" style:family="text">
      <style:text-properties fo:font-variant="normal" fo:text-transform="none" fo:color="#363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1" style:family="text">
      <style:text-properties fo:font-variant="normal" fo:text-transform="none" fo:color="#3333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422" style:family="text">
      <style:text-properties fo:font-variant="normal" fo:text-transform="none" fo:color="#3333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3" style:family="text">
      <style:text-properties fo:font-variant="normal" fo:text-transform="none" fo:color="#3333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24" style:family="text">
      <style:text-properties fo:font-variant="normal" fo:text-transform="none" fo:color="#9c9c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425" style:family="text">
      <style:text-properties fo:font-variant="normal" fo:text-transform="none" fo:color="#e8e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6" style:family="text">
      <style:text-properties fo:font-variant="normal" fo:text-transform="none" fo:color="#cbc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7" style:family="text">
      <style:text-properties fo:font-variant="normal" fo:text-transform="none" fo:color="#404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8" style:family="text">
      <style:text-properties fo:font-variant="normal" fo:text-transform="none" fo:color="#b8b8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29" style:family="text">
      <style:text-properties fo:font-variant="normal" fo:text-transform="none" fo:color="#4f4f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0" style:family="text">
      <style:text-properties fo:font-variant="normal" fo:text-transform="none" fo:color="#4f4f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31" style:family="text">
      <style:text-properties fo:font-variant="normal" fo:text-transform="none" fo:color="#b1b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2" style:family="text">
      <style:text-properties fo:font-variant="normal" fo:text-transform="none" fo:color="#8787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33" style:family="text">
      <style:text-properties fo:font-variant="normal" fo:text-transform="none" fo:color="#878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4" style:family="text">
      <style:text-properties fo:font-variant="normal" fo:text-transform="none" fo:color="#d6d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5" style:family="text">
      <style:text-properties fo:font-variant="normal" fo:text-transform="none" fo:color="#d6d6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36" style:family="text">
      <style:text-properties fo:font-variant="normal" fo:text-transform="none" fo:color="#d6d6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37" style:family="text">
      <style:text-properties fo:font-variant="normal" fo:text-transform="none" fo:color="#dede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8" style:family="text">
      <style:text-properties fo:font-variant="normal" fo:text-transform="none" fo:color="#373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39" style:family="text">
      <style:text-properties fo:font-variant="normal" fo:text-transform="none" fo:color="#3737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40" style:family="text">
      <style:text-properties fo:font-variant="normal" fo:text-transform="none" fo:color="#373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41" style:family="text">
      <style:text-properties fo:font-variant="normal" fo:text-transform="none" fo:color="#caca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2" style:family="text">
      <style:text-properties fo:font-variant="normal" fo:text-transform="none" fo:color="#5b5b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443" style:family="text">
      <style:text-properties fo:font-variant="normal" fo:text-transform="none" fo:color="#5b5b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4" style:family="text">
      <style:text-properties fo:font-variant="normal" fo:text-transform="none" fo:color="#5b5b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445" style:family="text">
      <style:text-properties fo:font-variant="normal" fo:text-transform="none" fo:color="#959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6" style:family="text">
      <style:text-properties fo:font-variant="normal" fo:text-transform="none" fo:color="#c1c1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7" style:family="text">
      <style:text-properties fo:font-variant="normal" fo:text-transform="none" fo:color="#c6c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8" style:family="text">
      <style:text-properties fo:font-variant="normal" fo:text-transform="none" fo:color="#090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49" style:family="text">
      <style:text-properties fo:font-variant="normal" fo:text-transform="none" fo:color="#8d8d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0" style:family="text">
      <style:text-properties fo:font-variant="normal" fo:text-transform="none" fo:color="#8989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51" style:family="text">
      <style:text-properties fo:font-variant="normal" fo:text-transform="none" fo:color="#b6b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2" style:family="text">
      <style:text-properties fo:font-variant="normal" fo:text-transform="none" fo:color="#9898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53" style:family="text">
      <style:text-properties fo:font-variant="normal" fo:text-transform="none" fo:color="#4444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54" style:family="text">
      <style:text-properties fo:font-variant="normal" fo:text-transform="none" fo:color="#c2c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5" style:family="text">
      <style:text-properties fo:font-variant="normal" fo:text-transform="none" fo:color="#464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6" style:family="text">
      <style:text-properties fo:font-variant="normal" fo:text-transform="none" fo:color="#4646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57" style:family="text">
      <style:text-properties fo:font-variant="normal" fo:text-transform="none" fo:color="#e5e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8" style:family="text">
      <style:text-properties fo:font-variant="normal" fo:text-transform="none" fo:color="#8585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59" style:family="text">
      <style:text-properties fo:font-variant="normal" fo:text-transform="none" fo:color="#474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60" style:family="text">
      <style:text-properties fo:font-variant="normal" fo:text-transform="none" fo:color="#dcdc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61" style:family="text">
      <style:text-properties fo:font-variant="normal" fo:text-transform="none" fo:color="#f2f2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62" style:family="text">
      <style:text-properties fo:font-variant="normal" fo:text-transform="none" fo:color="#b9b9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63" style:family="text">
      <style:text-properties fo:font-variant="normal" fo:text-transform="none" fo:color="#baba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64" style:family="text">
      <style:text-properties fo:font-variant="normal" fo:text-transform="none" fo:color="#f5f5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65" style:family="text">
      <style:text-properties fo:font-variant="normal" fo:text-transform="none" fo:color="#ffff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66" style:family="text">
      <style:text-properties fo:font-variant="normal" fo:text-transform="none" fo:color="#e7e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67" style:family="text">
      <style:text-properties fo:font-variant="normal" fo:text-transform="none" fo:color="#0e0e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68" style:family="text">
      <style:text-properties fo:font-variant="normal" fo:text-transform="none" fo:color="#adad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469" style:family="text">
      <style:text-properties fo:font-variant="normal" fo:text-transform="none" fo:color="#a9a9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470" style:family="text">
      <style:text-properties fo:font-variant="normal" fo:text-transform="none" fo:color="#bebe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471" style:family="text">
      <style:text-properties fo:font-variant="normal" fo:text-transform="none" fo:color="#7777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72" style:family="text">
      <style:text-properties fo:font-variant="normal" fo:text-transform="none" fo:color="#a6a6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- </text:span><text:span text:style-name="T3">Concepto </text:span><text:span text:style-name="T5">de </text:span><text:span text:style-name="T7">Equipo </text:span><text:span text:style-name="T9">de </text:span><text:span text:style-name="T10">Trabajo</text:span><text:span text:style-name="T12">: </text:span></text:p>
      <text:p text:style-name="P2"><text:span text:style-name="T15">Se </text:span><text:span text:style-name="T26">puede </text:span><text:span text:style-name="T35">definir </text:span><text:span text:style-name="T37">como </text:span><text:span text:style-name="T45">el </text:span><text:span text:style-name="T51">«</text:span><text:span text:style-name="T27">Conjunto de </text:span><text:span text:style-name="T60">personas </text:span><text:span text:style-name="T38">que </text:span><text:span text:style-name="T27">interactúan </text:span><text:span text:style-name="T60">directamente</text:span><text:span text:style-name="T68">, </text:span><text:span text:style-name="T70">con </text:span><text:span text:style-name="T78">una finalidad </text:span><text:span text:style-name="T60">perseguida </text:span><text:span text:style-name="T78">por </text:span><text:span text:style-name="T27">todos</text:span><text:span text:style-name="T87">, </text:span><text:span text:style-name="T92">para </text:span><text:span text:style-name="T16">cuya consecución </text:span><text:span text:style-name="T60">establecen </text:span><text:span text:style-name="T16">unas </text:span><text:span text:style-name="T27">normas </text:span><text:span text:style-name="T92">de </text:span><text:span text:style-name="T16">funcionamiento </text:span><text:span text:style-name="T100">acordadas </text:span><text:span text:style-name="T110">por </text:span><text:span text:style-name="T16">todos </text:span><text:span text:style-name="T118">los </text:span><text:span text:style-name="T60">miembros </text:span><text:span text:style-name="T16">del </text:span><text:span text:style-name="T78">equipo </text:span><text:span text:style-name="T100">del </text:span><text:span text:style-name="T27">cual </text:span><text:span text:style-name="T130">se </text:span><text:span text:style-name="T27">sienten </text:span><text:span text:style-name="T78">parte</text:span><text:span text:style-name="T135">»</text:span><text:span text:style-name="T139">. </text:span></text:p>
      <text:p text:style-name="P3"><text:span text:style-name="T89">Características </text:span><text:span text:style-name="T140">de </text:span><text:span text:style-name="T136">los </text:span><text:span text:style-name="T140">Equipos </text:span><text:span text:style-name="T144">de </text:span><text:span text:style-name="T146">Trabajo</text:span><text:span text:style-name="T152">: </text:span></text:p>
      <text:p text:style-name="P4"><text:span text:style-name="T17">1. </text:span><text:span text:style-name="T62">Están </text:span><text:span text:style-name="T155">formados </text:span><text:span text:style-name="T62">por </text:span><text:span text:style-name="T52">diferentes personas </text:span><text:span text:style-name="T162">con </text:span><text:span text:style-name="T120">diferentes </text:span><text:span text:style-name="T28">experiencias</text:span><text:span text:style-name="T168">, </text:span><text:span text:style-name="T80">edades</text:span><text:span text:style-name="T169">, </text:span><text:span text:style-name="T170">actitudes</text:span><text:span text:style-name="T178">, </text:span><text:span text:style-name="T31">etc. </text:span><text:span text:style-name="T179">Por </text:span><text:span text:style-name="T120">lo </text:span></text:p>
      <text:p text:style-name="P5"><text:span text:style-name="T171">que necesitan </text:span><text:span text:style-name="T102">conocerse</text:span><text:span text:style-name="T184">. </text:span></text:p>
      <text:p text:style-name="P6"><text:span text:style-name="T18">2. Interacción </text:span><text:span text:style-name="T33">entre </text:span><text:span text:style-name="T53">los </text:span><text:span text:style-name="T102">diferentes </text:span><text:span text:style-name="T29">miembros</text:span><text:span text:style-name="T191">, </text:span><text:span text:style-name="T171">se </text:span><text:span text:style-name="T102">relacionan </text:span><text:span text:style-name="T29">y comunican</text:span><text:span text:style-name="T195">. </text:span></text:p>
      <text:p text:style-name="P7"><text:span text:style-name="T197">3. </text:span><text:span text:style-name="T26">Persiguen una </text:span><text:span text:style-name="T119">misma </text:span><text:span text:style-name="T61">finalidad </text:span><text:span text:style-name="T37">u </text:span><text:span text:style-name="T101">objetivo</text:span><text:span text:style-name="T203">. </text:span></text:p>
      <text:p text:style-name="P8"><text:span text:style-name="T182">4. </text:span><text:span text:style-name="T28">Existe </text:span><text:span text:style-name="T17">un </text:span><text:span text:style-name="T28">sentimiento </text:span><text:span text:style-name="T155">de </text:span><text:span text:style-name="T103">pertenencia </text:span><text:span text:style-name="T28">al </text:span><text:span text:style-name="T52">equipo</text:span><text:span text:style-name="T64">. </text:span></text:p>
      <text:p text:style-name="P9"><text:span text:style-name="T114">5. </text:span><text:span text:style-name="T94">Con </text:span><text:span text:style-name="T72">unas </text:span><text:span text:style-name="T28">normas </text:span><text:span text:style-name="T17">establecidas </text:span><text:span text:style-name="T155">por </text:span><text:span text:style-name="T17">todos</text:span><text:span text:style-name="T206">. </text:span></text:p>
      <text:p text:style-name="P10"><text:span text:style-name="T172">6. </text:span><text:span text:style-name="T55">Roles </text:span><text:span text:style-name="T65">diferentes</text:span><text:span text:style-name="T132">: </text:span><text:span text:style-name="T93">cada </text:span><text:span text:style-name="T26">persona </text:span><text:span text:style-name="T15">representa </text:span><text:span text:style-name="T124">un </text:span><text:span text:style-name="T15">papel </text:span><text:span text:style-name="T93">y </text:span><text:span text:style-name="T79">una </text:span><text:span text:style-name="T15">función </text:span><text:span text:style-name="T163">en </text:span><text:span text:style-name="T15">el </text:span><text:span text:style-name="T26">equipo</text:span><text:span text:style-name="T164">. </text:span></text:p>
      <text:p text:style-name="P11"><text:span text:style-name="T207">Evolución </text:span><text:span text:style-name="T210">de </text:span><text:span text:style-name="T215">los </text:span><text:span text:style-name="T222">equipos </text:span><text:span text:style-name="T226">de </text:span><text:span text:style-name="T227">trabajo</text:span><text:span text:style-name="T222">: </text:span></text:p>
      <text:p text:style-name="P12"><text:span text:style-name="T163">El </text:span><text:span text:style-name="T26">equipo </text:span><text:span text:style-name="T15">de </text:span><text:span text:style-name="T79">trabajo </text:span><text:span text:style-name="T26">en tanto </text:span><text:span text:style-name="T15">que </text:span><text:span text:style-name="T61">está </text:span><text:span text:style-name="T49">formado </text:span><text:span text:style-name="T124">por </text:span><text:span text:style-name="T55">un </text:span><text:span text:style-name="T119">grupo </text:span><text:span text:style-name="T163">de </text:span><text:span text:style-name="T15">personas</text:span><text:span text:style-name="T229">, </text:span><text:span text:style-name="T93">es </text:span><text:span text:style-name="T82">algo </text:span><text:span text:style-name="T79">vivo </text:span><text:span text:style-name="T172">que </text:span><text:span text:style-name="T103">evoluciona </text:span><text:span text:style-name="T155">en </text:span><text:span text:style-name="T174">el </text:span><text:span text:style-name="T28">tiempo </text:span><text:span text:style-name="T120">hasta </text:span><text:span text:style-name="T80">llegar </text:span><text:span text:style-name="T28">a </text:span><text:span text:style-name="T80">la </text:span><text:span text:style-name="T17">madurez</text:span><text:span text:style-name="T231">. </text:span><text:span text:style-name="T235">A </text:span><text:span text:style-name="T170">lo largo </text:span><text:span text:style-name="T52">de </text:span><text:span text:style-name="T39">esa </text:span><text:span text:style-name="T28">evolución </text:span><text:span text:style-name="T62">podemos </text:span><text:span text:style-name="T94">diferenciar </text:span><text:span text:style-name="T104">distintas </text:span><text:span text:style-name="T19">etapas</text:span><text:span text:style-name="T238">: </text:span></text:p>
      <text:p text:style-name="P13"><text:span text:style-name="T237">1. </text:span><text:span text:style-name="T3">Creación </text:span><text:span text:style-name="T240">y </text:span><text:span text:style-name="T7">orientación</text:span><text:span text:style-name="T241">: </text:span><text:span text:style-name="T61">al </text:span><text:span text:style-name="T26">principio </text:span><text:span text:style-name="T163">los </text:span><text:span text:style-name="T101">miembros del </text:span><text:span text:style-name="T172">equipo </text:span><text:span text:style-name="T111">no </text:span><text:span text:style-name="T61">siempre </text:span><text:span text:style-name="T101">se </text:span><text:span text:style-name="T26">conocen </text:span></text:p>
      <text:p text:style-name="P14"><text:span text:style-name="T65">entre </text:span><text:span text:style-name="T15">sí</text:span><text:span text:style-name="T220">, </text:span><text:span text:style-name="T189">o </text:span><text:span text:style-name="T101">no </text:span><text:span text:style-name="T51">han </text:span><text:span text:style-name="T26">trabajado </text:span><text:span text:style-name="T49">juntos </text:span><text:span text:style-name="T243">con </text:span><text:span text:style-name="T119">anterioridad</text:span><text:span text:style-name="T164">. </text:span><text:span text:style-name="T51">Por </text:span><text:span text:style-name="T220">lo </text:span><text:span text:style-name="T51">que </text:span><text:span text:style-name="T163">es </text:span><text:span text:style-name="T79">una </text:span><text:span text:style-name="T101">etapa </text:span><text:span text:style-name="T172">inicial </text:span><text:span text:style-name="T61">de </text:span></text:p>
      <text:p text:style-name="P15"><text:span text:style-name="T15">conocimiento</text:span><text:span text:style-name="T233">, </text:span><text:span text:style-name="T159">en </text:span><text:span text:style-name="T119">la </text:span><text:span text:style-name="T26">cual </text:span><text:span text:style-name="T79">el </text:span><text:span text:style-name="T172">coordinador </text:span><text:span text:style-name="T250">o </text:span><text:span text:style-name="T101">líder </text:span><text:span text:style-name="T119">debe </text:span><text:span text:style-name="T21">disipar </text:span><text:span text:style-name="T26">todas </text:span><text:span text:style-name="T61">las </text:span><text:span text:style-name="T82">dudas</text:span><text:span text:style-name="T253">. </text:span><text:span text:style-name="T15">Fijando </text:span><text:span text:style-name="T79">los </text:span><text:span text:style-name="T15">objetivos </text:span><text:span text:style-name="T172">del </text:span><text:span text:style-name="T26">grupo </text:span><text:span text:style-name="T51">y </text:span><text:span text:style-name="T124">la </text:span><text:span text:style-name="T15">forma </text:span><text:span text:style-name="T156">de </text:span><text:span text:style-name="T51">trabajo</text:span><text:span text:style-name="T256">. </text:span></text:p>
      <text:p text:style-name="P16"><text:span text:style-name="T64">2. </text:span><text:span text:style-name="T263">Establecimiento </text:span><text:span text:style-name="T266">de </text:span><text:span text:style-name="T268">normas </text:span><text:span text:style-name="T120">de </text:span><text:span text:style-name="T28">conducta </text:span><text:span text:style-name="T165">y </text:span><text:span text:style-name="T17">responsabilidad </text:span><text:span text:style-name="T112">de </text:span><text:span text:style-name="T17">forma </text:span><text:span text:style-name="T28">compartida </text:span><text:span text:style-name="T244">y </text:span></text:p>
      <text:p text:style-name="P17"><text:span text:style-name="T15">consensuada </text:span><text:span text:style-name="T51">(</text:span><text:span text:style-name="T26">comunicación </text:span><text:span text:style-name="T243">y </text:span><text:span text:style-name="T15">cooperación </text:span><text:span text:style-name="T101">entre </text:span><text:span text:style-name="T119">los </text:span><text:span text:style-name="T101">miembros</text:span><text:span text:style-name="T272">, </text:span><text:span text:style-name="T119">hacerse </text:span><text:span text:style-name="T26">cargo </text:span><text:span text:style-name="T164">de </text:span><text:span text:style-name="T79">los </text:span><text:span text:style-name="T101">problemas</text:span><text:span text:style-name="T276">, </text:span><text:span text:style-name="T17">etc.</text:span><text:span text:style-name="T221">)</text:span><text:span text:style-name="T160">. </text:span></text:p>
      <text:p text:style-name="P18"><text:span text:style-name="T103">3. </text:span><text:span text:style-name="T280">Solución </text:span><text:span text:style-name="T282">de </text:span><text:span text:style-name="T268">conflictos</text:span><text:span text:style-name="T284">: </text:span><text:span text:style-name="T162">Una </text:span><text:span text:style-name="T39">vez </text:span><text:span text:style-name="T17">que </text:span><text:span text:style-name="T62">el </text:span><text:span text:style-name="T28">grupo </text:span><text:span text:style-name="T120">ya </text:span><text:span text:style-name="T214">se </text:span><text:span text:style-name="T83">conoce</text:span><text:span text:style-name="T95">, </text:span><text:span text:style-name="T28">es </text:span><text:span text:style-name="T17">normal </text:span><text:span text:style-name="T120">que </text:span><text:span text:style-name="T80">surjan </text:span></text:p>
      <text:p text:style-name="P19"><text:span text:style-name="T52">conflictos </text:span><text:span text:style-name="T17">entre </text:span><text:span text:style-name="T112">sus </text:span><text:span text:style-name="T106">miembros</text:span><text:span text:style-name="T286">. </text:span><text:span text:style-name="T103">El coordinador </text:span><text:span text:style-name="T62">deberá </text:span><text:span text:style-name="T17">propiciar </text:span><text:span text:style-name="T125">un </text:span><text:span text:style-name="T120">buen </text:span><text:span text:style-name="T62">clima </text:span><text:span text:style-name="T120">de </text:span><text:span text:style-name="T62">trabajo </text:span><text:span text:style-name="T80">y </text:span><text:span text:style-name="T62">proponer </text:span><text:span text:style-name="T103">suficientes </text:span><text:span text:style-name="T52">alternativas</text:span><text:span text:style-name="T257">. </text:span></text:p>
      <text:p text:style-name="P20"><text:span text:style-name="T164">4. </text:span><text:span text:style-name="T3">Eficiencia </text:span><text:span text:style-name="T289">y </text:span><text:span text:style-name="T290">rendimiento: </text:span><text:span text:style-name="T15">Una </text:span><text:span text:style-name="T34">vez </text:span><text:span text:style-name="T26">superados </text:span><text:span text:style-name="T71">los </text:span><text:span text:style-name="T93">conflictos</text:span><text:span text:style-name="T292">, </text:span><text:span text:style-name="T37">el </text:span><text:span text:style-name="T93">equipo </text:span><text:span text:style-name="T172">alcanza </text:span><text:span text:style-name="T26">una </text:span></text:p>
      <text:p text:style-name="P21"><text:soft-page-break/><text:span text:style-name="T15">madurez </text:span><text:span text:style-name="T37">que </text:span><text:span text:style-name="T26">le </text:span><text:span text:style-name="T119">permite </text:span><text:span text:style-name="T61">afrontar </text:span><text:span text:style-name="T82">los </text:span><text:span text:style-name="T211">retos</text:span><text:span text:style-name="T294">, </text:span><text:span text:style-name="T61">conseguir </text:span><text:span text:style-name="T101">los </text:span><text:span text:style-name="T119">objetivos </text:span><text:span text:style-name="T51">marcados </text:span><text:span text:style-name="T236">con </text:span><text:span text:style-name="T119">creatividad </text:span><text:span text:style-name="T183">y </text:span><text:span text:style-name="T121">eficacia</text:span><text:span text:style-name="T258">. </text:span></text:p>
      <text:p text:style-name="P22"><text:span text:style-name="T95">5. </text:span><text:span text:style-name="T280">Atendiendo </text:span><text:span text:style-name="T297">a </text:span><text:span text:style-name="T299">su </text:span><text:span text:style-name="T268">duración </text:span><text:span text:style-name="T302">en </text:span><text:span text:style-name="T305">el </text:span><text:span text:style-name="T306">tiempo</text:span><text:span text:style-name="T308">: </text:span></text:p>
      <text:p text:style-name="P23"><text:span text:style-name="T96">• </text:span></text:p>
      <text:p text:style-name="P24"><text:span text:style-name="T281">Permanentes</text:span><text:span text:style-name="T309">: </text:span><text:span text:style-name="T51">Realizan una </text:span><text:span text:style-name="T15">función </text:span><text:span text:style-name="T172">de </text:span><text:span text:style-name="T15">forma permanente </text:span><text:span text:style-name="T156">en </text:span><text:span text:style-name="T34">el </text:span><text:span text:style-name="T101">tiempo </text:span><text:span text:style-name="T236">y </text:span><text:span text:style-name="T119">están </text:span><text:span text:style-name="T62">integrados </text:span><text:span text:style-name="T170">en </text:span><text:span text:style-name="T80">la </text:span><text:span text:style-name="T103">estructura </text:span><text:span text:style-name="T155">organizativa </text:span><text:span text:style-name="T72">de </text:span><text:span text:style-name="T120">la </text:span><text:span text:style-name="T80">empresa</text:span><text:span text:style-name="T310">. </text:span><text:span text:style-name="T80">Por </text:span><text:span text:style-name="T103">ejemplo</text:span><text:span text:style-name="T216">: </text:span><text:span text:style-name="T52">Equipo </text:span><text:span text:style-name="T28">directivo </text:span><text:span text:style-name="T120">del </text:span><text:span text:style-name="T56">Instituto </text:span><text:span text:style-name="T33">o </text:span><text:span text:style-name="T29">de </text:span><text:span text:style-name="T102">una empresa</text:span><text:span text:style-name="T171">. </text:span></text:p>
      <text:p text:style-name="P25"><text:span text:style-name="T303">Temporales</text:span><text:span text:style-name="T313">: </text:span><text:span text:style-name="T243">Se </text:span><text:span text:style-name="T61">crean </text:span><text:span text:style-name="T156">con </text:span><text:span text:style-name="T15">una </text:span><text:span text:style-name="T124">finalidad </text:span><text:span text:style-name="T65">concreta</text:span><text:span text:style-name="T274">, </text:span><text:span text:style-name="T26">conseguida </text:span><text:span text:style-name="T101">ésta </text:span><text:span text:style-name="T26">desaparecen</text:span><text:span text:style-name="T255">. </text:span><text:span text:style-name="T119">Ejemplo</text:span><text:span text:style-name="T316">: </text:span><text:span text:style-name="T119">Equipo </text:span><text:span text:style-name="T61">de </text:span><text:span text:style-name="T51">información </text:span><text:span text:style-name="T37">sobre </text:span><text:span text:style-name="T49">la </text:span><text:span text:style-name="T79">gripe </text:span><text:span text:style-name="T172">A. </text:span></text:p>
      <text:p text:style-name="P26"><text:span text:style-name="T295">6.</text:span><text:span text:style-name="T317">-</text:span><text:span text:style-name="T10">Atendiendo </text:span><text:span text:style-name="T319">al </text:span><text:span text:style-name="T307">grado de </text:span><text:span text:style-name="T267">formalidad</text:span><text:span text:style-name="T322">: </text:span></text:p>
      <text:p text:style-name="P27"><text:span text:style-name="T323">Formales</text:span><text:span text:style-name="T37">: </text:span><text:span text:style-name="T101">Creados </text:span><text:span text:style-name="T51">por la </text:span><text:span text:style-name="T107">propia </text:span><text:span text:style-name="T119">empresa con una </text:span><text:span text:style-name="T101">finalidad concreta, </text:span><text:span text:style-name="T26">ya </text:span><text:span text:style-name="T101">sea </text:span><text:span text:style-name="T79">permanente </text:span><text:span text:style-name="T93">o </text:span><text:span text:style-name="T31">temporal</text:span><text:span text:style-name="T257">. </text:span></text:p>
      <text:p text:style-name="P28"><text:span text:style-name="T12">Informales</text:span><text:span text:style-name="T325">: </text:span><text:span text:style-name="T61">Surgen </text:span><text:span text:style-name="T119">espontáneamente </text:span><text:span text:style-name="T172">de entre </text:span><text:span text:style-name="T79">los </text:span><text:span text:style-name="T15">miembros </text:span><text:span text:style-name="T61">de </text:span><text:span text:style-name="T101">la </text:span><text:span text:style-name="T21">empresa</text:span><text:span text:style-name="T328">, </text:span><text:span text:style-name="T119">para </text:span><text:span text:style-name="T111">atender </text:span><text:span text:style-name="T101">necesidades </text:span><text:span text:style-name="T26">concretas</text:span><text:span text:style-name="T330">. </text:span><text:span text:style-name="T119">Ejemplo</text:span><text:span text:style-name="T332">: </text:span><text:span text:style-name="T101">equipo </text:span><text:span text:style-name="T243">creado </text:span><text:span text:style-name="T79">en </text:span><text:span text:style-name="T101">solidaridad </text:span><text:span text:style-name="T26">con </text:span><text:span text:style-name="T163">una </text:span><text:span text:style-name="T71">causa</text:span><text:span text:style-name="T256">. </text:span></text:p>
      <text:p text:style-name="P29"><text:span text:style-name="T296">7.Atendiendo </text:span><text:span text:style-name="T333">a </text:span><text:span text:style-name="T336">su </text:span><text:span text:style-name="T339">finalidad</text:span><text:span text:style-name="T342">: </text:span></text:p>
      <text:p text:style-name="P30"><text:span text:style-name="T345">De </text:span><text:span text:style-name="T265">solución </text:span><text:span text:style-name="T348">de </text:span><text:span text:style-name="T320">conflictos</text:span><text:span text:style-name="T299">: </text:span><text:span text:style-name="T28">Su </text:span><text:span text:style-name="T160">misión </text:span><text:span text:style-name="T170">es </text:span><text:span text:style-name="T120">resolver </text:span><text:span text:style-name="T52">conflictos </text:span><text:span text:style-name="T62">concretos </text:span><text:span text:style-name="T17">que </text:span><text:span text:style-name="T62">puedan </text:span><text:span text:style-name="T51">surgir </text:span><text:span text:style-name="T107">y </text:span><text:span text:style-name="T101">afecten </text:span><text:span text:style-name="T26">a </text:span><text:span text:style-name="T101">la </text:span><text:span text:style-name="T15">marcha </text:span><text:span text:style-name="T26">normal </text:span><text:span text:style-name="T49">de </text:span><text:span text:style-name="T101">la empresa</text:span><text:span text:style-name="T351">. </text:span></text:p>
      <text:p text:style-name="P31"><text:span text:style-name="T326">De </text:span><text:span text:style-name="T343">toma </text:span><text:span text:style-name="T242">de </text:span><text:span text:style-name="T352">decisiones</text:span><text:span text:style-name="T297">: </text:span><text:span text:style-name="T103">Encargados </text:span><text:span text:style-name="T57">de </text:span><text:span text:style-name="T28">adoptar </text:span><text:span text:style-name="T80">decisiones </text:span><text:span text:style-name="T120">relevantes </text:span><text:span text:style-name="T17">para </text:span><text:span text:style-name="T155">la </text:span><text:span text:style-name="T103">marcha </text:span><text:span text:style-name="T166">de </text:span><text:span text:style-name="T161">la </text:span><text:span text:style-name="T20">empresa</text:span><text:span text:style-name="T54">. </text:span><text:span text:style-name="T58">Por </text:span><text:span text:style-name="T105">ejemplo </text:span><text:span text:style-name="T81">el </text:span><text:span text:style-name="T157">equipo </text:span><text:span text:style-name="T166">directivo</text:span><text:span text:style-name="T259">. </text:span></text:p>
      <text:p text:style-name="P32"><text:span text:style-name="T354">De </text:span><text:span text:style-name="T290">producción</text:span><text:span text:style-name="T325">: </text:span><text:span text:style-name="T101">Equipo </text:span><text:span text:style-name="T26">formado </text:span><text:span text:style-name="T356">por </text:span><text:span text:style-name="T172">trabajadores </text:span><text:span text:style-name="T61">de </text:span><text:span text:style-name="T71">la </text:span><text:span text:style-name="T93">empresa</text:span><text:span text:style-name="T359">, </text:span><text:span text:style-name="T101">mediante </text:span><text:span text:style-name="T51">la </text:span><text:span text:style-name="T26">creación de </text:span><text:span text:style-name="T107">estos </text:span><text:span text:style-name="T15">equipos </text:span><text:span text:style-name="T26">se busca </text:span><text:span text:style-name="T101">una </text:span><text:span text:style-name="T243">motivación </text:span><text:span text:style-name="T119">de </text:span><text:span text:style-name="T26">los </text:span><text:span text:style-name="T172">trabajadores </text:span><text:span text:style-name="T119">haciéndoles </text:span><text:span text:style-name="T15">sentir </text:span><text:span text:style-name="T119">parte </text:span><text:span text:style-name="T101">de la </text:span></text:p>
      <text:p text:style-name="P33"><text:span text:style-name="T126">empresa</text:span><text:span text:style-name="T199">. </text:span></text:p>
      <text:p text:style-name="P34"><text:span text:style-name="T183">2. </text:span><text:span text:style-name="T319">Atendiendo </text:span><text:span text:style-name="T344">a </text:span><text:span text:style-name="T241">la </text:span><text:span text:style-name="T360">jerarquización </text:span><text:span text:style-name="T283">o </text:span><text:span text:style-name="T346">no </text:span><text:span text:style-name="T319">de </text:span><text:span text:style-name="T298">sus </text:span><text:span text:style-name="T10">miembros</text:span><text:span text:style-name="T7">: </text:span></text:p>
      <text:p text:style-name="P35"><text:span text:style-name="T7">Horizontales</text:span><text:span text:style-name="T289">: </text:span><text:span text:style-name="T172">Son </text:span><text:span text:style-name="T79">equipos </text:span><text:span text:style-name="T26">integrados </text:span><text:span text:style-name="T37">por </text:span><text:span text:style-name="T115">empleados </text:span><text:span text:style-name="T21">de </text:span><text:span text:style-name="T79">un </text:span><text:span text:style-name="T119">mismo </text:span><text:span text:style-name="T93">nivel </text:span><text:span text:style-name="T79">jerárquico</text:span><text:span text:style-name="T256">. </text:span><text:span text:style-name="T120">Ejemplo</text:span><text:span text:style-name="T363">: </text:span><text:span text:style-name="T17">equipo </text:span><text:span text:style-name="T80">directivo</text:span><text:span text:style-name="T257">. </text:span></text:p>
      <text:p text:style-name="P36"><text:span text:style-name="T240">Verticales</text:span><text:span text:style-name="T364">: </text:span><text:span text:style-name="T175">A </text:span><text:span text:style-name="T26">diferencia </text:span><text:span text:style-name="T101">del </text:span><text:span text:style-name="T124">anterior</text:span><text:span text:style-name="T256">, </text:span><text:span text:style-name="T243">lo </text:span><text:span text:style-name="T119">integran trabajadores </text:span><text:span text:style-name="T15">de </text:span><text:span text:style-name="T119">diferentes niveles </text:span><text:span text:style-name="T52">jerárquicos</text:span><text:span text:style-name="T324">. </text:span></text:p>
      <text:p text:style-name="P37"><text:span text:style-name="T214">3. </text:span><text:span text:style-name="T366">Tipos </text:span><text:span text:style-name="T4">concretos </text:span><text:span text:style-name="T361">existentes </text:span><text:span text:style-name="T300">en </text:span><text:span text:style-name="T6">la </text:span><text:span text:style-name="T13">actualidad</text:span><text:span text:style-name="T223">: </text:span></text:p>
      <text:p text:style-name="P38"><text:span text:style-name="T367">• </text:span></text:p>
      <text:p text:style-name="P39"><text:span text:style-name="T295">Círculos </text:span><text:span text:style-name="T298">de </text:span><text:span text:style-name="T269">Calidad</text:span><text:span text:style-name="T225">: </text:span><text:span text:style-name="T51">Surgió </text:span><text:span text:style-name="T164">en </text:span><text:span text:style-name="T65">los </text:span><text:span text:style-name="T61">años </text:span><text:span text:style-name="T172">60 </text:span><text:span text:style-name="T37">en </text:span><text:span text:style-name="T51">empresas </text:span><text:span text:style-name="T172">japonesas </text:span><text:span text:style-name="T74">con </text:span><text:span text:style-name="T172">una </text:span><text:span text:style-name="T79">cultura </text:span><text:span text:style-name="T15">de </text:span><text:span text:style-name="T28">gestión </text:span><text:span text:style-name="T162">basada </text:span><text:span text:style-name="T31">en </text:span><text:span text:style-name="T83">el </text:span><text:span text:style-name="T52">trabajo </text:span><text:span text:style-name="T125">autónomo</text:span><text:span text:style-name="T372">. </text:span><text:span text:style-name="T39">Estos </text:span><text:span text:style-name="T94">equipos </text:span><text:span text:style-name="T28">están </text:span><text:span text:style-name="T80">formados </text:span><text:span text:style-name="T120">por entre </text:span><text:span text:style-name="T357">4 </text:span><text:span text:style-name="T162">y </text:span><text:span text:style-name="T120">8 </text:span><text:span text:style-name="T28">trabajadores </text:span><text:span text:style-name="T103">de una misma </text:span><text:span text:style-name="T155">área </text:span><text:span text:style-name="T103">que</text:span><text:span text:style-name="T374">, </text:span><text:span text:style-name="T80">de </text:span><text:span text:style-name="T50">forma </text:span><text:span text:style-name="T120">espontánea</text:span><text:span text:style-name="T376">, </text:span><text:span text:style-name="T103">voluntaria </text:span><text:span text:style-name="T39">y </text:span><text:span text:style-name="T120">periódica </text:span><text:span text:style-name="T39">se </text:span><text:span text:style-name="T155">reúnen </text:span><text:span text:style-name="T57">con </text:span><text:span text:style-name="T103">la </text:span><text:span text:style-name="T28">finalidad </text:span><text:span text:style-name="T17">de </text:span><text:span text:style-name="T28">solucionar </text:span><text:span text:style-name="T120">problemas </text:span><text:span text:style-name="T155">o introducir </text:span><text:span text:style-name="T103">mejoras </text:span><text:span text:style-name="T28">en </text:span><text:span text:style-name="T112">aspectos </text:span><text:span text:style-name="T94">específicos </text:span><text:span text:style-name="T28">de </text:span><text:span text:style-name="T103">su </text:span><text:span text:style-name="T172">trabajo</text:span><text:span text:style-name="T378">. </text:span><text:span text:style-name="T101">Obtenidos </text:span><text:span text:style-name="T119">unos resultados </text:span><text:span text:style-name="T131">o </text:span><text:span text:style-name="T119">conclusiones</text:span><text:span text:style-name="T15">, </text:span><text:span text:style-name="T111">los </text:span><text:span text:style-name="T21">plantean </text:span><text:span text:style-name="T172">a </text:span><text:span text:style-name="T61">sus </text:span><text:span text:style-name="T93">superiores </text:span><text:span text:style-name="T51">quienes </text:span><text:span text:style-name="T52">deciden aprobarlas </text:span><text:span text:style-name="T198">y </text:span><text:span text:style-name="T52">dotarlas </text:span><text:span text:style-name="T103">de </text:span><text:span text:style-name="T170">recursos </text:span><text:span text:style-name="T17">necesarios </text:span><text:span text:style-name="T120">para </text:span><text:span text:style-name="T17">llevarlos </text:span><text:span text:style-name="T112">a </text:span><text:span text:style-name="T103">cabo</text:span><text:span text:style-name="T231">. </text:span><text:span text:style-name="T360">Equipos </text:span><text:span text:style-name="T290">de </text:span><text:span text:style-name="T10">Alto </text:span><text:span text:style-name="T7">Rendimiento </text:span><text:span text:style-name="T360">o </text:span><text:span text:style-name="T295">alto </text:span><text:span text:style-name="T240">desempeño</text:span><text:span text:style-name="T379">: </text:span><text:span text:style-name="T101">Son </text:span><text:span text:style-name="T172">grupos </text:span><text:span text:style-name="T189">de </text:span><text:span text:style-name="T172">trabajadores </text:span><text:span text:style-name="T101">muy </text:span><text:span text:style-name="T26">preparados </text:span><text:span text:style-name="T124">procedentes </text:span><text:span text:style-name="T172">de </text:span><text:span text:style-name="T15">diversas áreas funcionales </text:span><text:span text:style-name="T371">de </text:span><text:span text:style-name="T243">la </text:span><text:span text:style-name="T26">empresa</text:span><text:span text:style-name="T211">, </text:span><text:span text:style-name="T51">dirigidos </text:span><text:span text:style-name="T119">por </text:span><text:span text:style-name="T236">un </text:span><text:span text:style-name="T52">líder </text:span><text:span text:style-name="T62">o coordinador </text:span><text:span text:style-name="T358">a </text:span><text:span text:style-name="T52">la consecución </text:span><text:span text:style-name="T103">de </text:span><text:span text:style-name="T28">unos </text:span><text:span text:style-name="T125">objetivos </text:span><text:span text:style-name="T23">claros </text:span><text:span text:style-name="T162">y </text:span><text:span text:style-name="T62">desafiantes</text:span><text:span text:style-name="T193">. </text:span><text:span text:style-name="T103">Mantienen </text:span><text:span text:style-name="T52">un </text:span><text:span text:style-name="T172">elevado </text:span><text:span text:style-name="T107">compromiso </text:span><text:span text:style-name="T65">con </text:span><text:span text:style-name="T164">el </text:span><text:span text:style-name="T61">equipo </text:span><text:span text:style-name="T15">y </text:span><text:span text:style-name="T26">participación </text:span><text:span text:style-name="T79">para </text:span><text:span text:style-name="T156">la </text:span><text:span text:style-name="T26">consecución </text:span><text:span text:style-name="T172">de </text:span><text:span text:style-name="T91">sus </text:span><text:span text:style-name="T79">objetivos</text:span><text:span text:style-name="T381">. </text:span><text:span text:style-name="T21">Son </text:span><text:span text:style-name="T93">recompensados </text:span><text:span text:style-name="T101">colectiva o </text:span><text:span text:style-name="T26">individualmente </text:span><text:span text:style-name="T101">cuando </text:span><text:span text:style-name="T119">alcanzan </text:span><text:span text:style-name="T79">el </text:span><text:span text:style-name="T51">objetivo</text:span><text:span text:style-name="T69">. </text:span><text:span text:style-name="T15">Ejemplo </text:span><text:span text:style-name="T101">actual</text:span><text:span text:style-name="T382">: </text:span><text:span text:style-name="T121">Futbol </text:span><text:span text:style-name="T158">Club </text:span><text:span text:style-name="T30">Barcelona</text:span><text:span text:style-name="T258">. </text:span></text:p>
      <text:p text:style-name="P40"><text:span text:style-name="T325">Equipos </text:span><text:span text:style-name="T283">de </text:span><text:span text:style-name="T12">Mejora</text:span><text:span text:style-name="T303">: </text:span><text:span text:style-name="T79">Su </text:span><text:span text:style-name="T101">objetivo </text:span><text:span text:style-name="T71">es </text:span><text:span text:style-name="T61">la </text:span><text:span text:style-name="T51">mejora </text:span><text:span text:style-name="T79">de </text:span><text:span text:style-name="T163">la </text:span><text:span text:style-name="T15">calidad </text:span><text:span text:style-name="T93">y </text:span><text:span text:style-name="T250">se </text:span><text:span text:style-name="T172">encargan </text:span><text:span text:style-name="T40">de </text:span><text:span text:style-name="T34">identificar</text:span><text:span text:style-name="T385">, </text:span><text:span text:style-name="T101">analizar </text:span><text:span text:style-name="T225">y </text:span><text:span text:style-name="T61">buscar </text:span><text:span text:style-name="T51">soluciones a </text:span><text:span text:style-name="T26">los </text:span><text:span text:style-name="T79">fallos </text:span><text:span text:style-name="T51">detectados en </text:span><text:span text:style-name="T251">el </text:span><text:span text:style-name="T55">propio </text:span><text:span text:style-name="T79">trabajo</text:span><text:span text:style-name="T278">, </text:span><text:span text:style-name="T101">persiguiendo </text:span><text:span text:style-name="T119">una </text:span><text:span text:style-name="T21">constante </text:span><text:span text:style-name="T119">mejora </text:span><text:span text:style-name="T79">de </text:span><text:span text:style-name="T163">la </text:span><text:span text:style-name="T65">calidad</text:span><text:span text:style-name="T311">. </text:span><text:span text:style-name="T124">Estos </text:span><text:span text:style-name="T119">equipos </text:span><text:span text:style-name="T15">los forman </text:span><text:span text:style-name="T107">los </text:span><text:span text:style-name="T172">propios </text:span><text:span text:style-name="T79">trabajadores</text:span><text:span text:style-name="T37">, </text:span><text:span text:style-name="T79">que </text:span><text:span text:style-name="T119">son </text:span><text:span text:style-name="T101">quienes </text:span><text:span text:style-name="T119">mejor conocen </text:span><text:span text:style-name="T159">el </text:span><text:span text:style-name="T61">trabajo</text:span><text:span text:style-name="T74">. </text:span></text:p>
      <text:p text:style-name="P41"><text:span text:style-name="T279">2- </text:span></text:p>
      <text:p text:style-name="P42"><text:soft-page-break/><text:span text:style-name="T236">El </text:span><text:span text:style-name="T386">equipo </text:span><text:span text:style-name="T269">de </text:span><text:span text:style-name="T386">trabajo </text:span><text:span text:style-name="T15">está </text:span><text:span text:style-name="T101">formado </text:span><text:span text:style-name="T163">por </text:span><text:span text:style-name="T21">un </text:span><text:span text:style-name="T124">grupo </text:span><text:span text:style-name="T15">de personas</text:span><text:span text:style-name="T115">, </text:span><text:span text:style-name="T97">conocidas </text:span><text:span text:style-name="T131">o </text:span><text:span text:style-name="T97">no</text:span><text:span text:style-name="T387">, </text:span><text:span text:style-name="T97">dirigidas </text:span><text:span text:style-name="T26">o </text:span><text:span text:style-name="T93">guiadas </text:span><text:span text:style-name="T243">por </text:span><text:span text:style-name="T51">un </text:span><text:span text:style-name="T119">líder, </text:span><text:span text:style-name="T189">o </text:span><text:span text:style-name="T55">animador </text:span><text:span text:style-name="T51">para </text:span><text:span text:style-name="T49">la </text:span><text:span text:style-name="T15">consecución </text:span><text:span text:style-name="T156">de </text:span><text:span text:style-name="T111">sus </text:span><text:span text:style-name="T101">objetivos</text:span><text:span text:style-name="T389">. </text:span></text:p>
      <text:p text:style-name="P43"><text:span text:style-name="T65">Es </text:span><text:span text:style-name="T61">precisamente </text:span><text:span text:style-name="T15">el </text:span><text:span text:style-name="T7">líder </text:span><text:span text:style-name="T82">quien </text:span><text:span text:style-name="T51">debe </text:span><text:span text:style-name="T172">promover </text:span><text:span text:style-name="T74">la </text:span><text:span text:style-name="T79">participación </text:span><text:span text:style-name="T220">y </text:span><text:span text:style-name="T26">activar </text:span><text:span text:style-name="T34">al </text:span><text:span text:style-name="T61">equipo</text:span><text:span text:style-name="T232">, </text:span><text:span text:style-name="T101">valiéndose </text:span><text:span text:style-name="T49">de </text:span><text:span text:style-name="T55">diferentes métodos </text:span><text:span text:style-name="T111">según </text:span><text:span text:style-name="T26">las </text:span><text:span text:style-name="T101">necesidades </text:span><text:span text:style-name="T21">del </text:span><text:span text:style-name="T15">momento</text:span><text:span text:style-name="T392">. </text:span><text:span text:style-name="T97">Estas </text:span><text:span text:style-name="T26">metodologías </text:span><text:span text:style-name="T71">de </text:span><text:span text:style-name="T93">trabajo </text:span><text:span text:style-name="T243">en </text:span><text:span text:style-name="T51">equipo </text:span><text:span text:style-name="T197">se </text:span><text:span text:style-name="T51">conocen </text:span><text:span text:style-name="T15">como </text:span><text:span text:style-name="T394">«</text:span><text:span text:style-name="T397">dinámicas </text:span><text:span text:style-name="T344">de </text:span><text:span text:style-name="T340">grupo</text:span><text:span text:style-name="T151">» </text:span><text:span text:style-name="T79">y </text:span><text:span text:style-name="T82">son </text:span><text:span text:style-name="T51">muy </text:span><text:span text:style-name="T119">utilizadas </text:span><text:span text:style-name="T26">en </text:span><text:span text:style-name="T101">todos los </text:span><text:span text:style-name="T107">ámbitos </text:span><text:span text:style-name="T163">(</text:span><text:span text:style-name="T101">social</text:span><text:span text:style-name="T232">, </text:span><text:span text:style-name="T17">educativo</text:span><text:span text:style-name="T398">, </text:span><text:span text:style-name="T28">laboral</text:span><text:span text:style-name="T312">, </text:span><text:span text:style-name="T160">etc.</text:span><text:span text:style-name="T46">) </text:span><text:span text:style-name="T155">para </text:span><text:span text:style-name="T17">optimizar </text:span><text:span text:style-name="T80">las </text:span><text:span text:style-name="T28">relaciones dentro </text:span><text:span text:style-name="T165">del </text:span><text:span text:style-name="T62">grupo</text:span><text:span text:style-name="T399">. </text:span></text:p>
      <text:p text:style-name="P44"><text:span text:style-name="T101">La </text:span><text:span text:style-name="T119">elección </text:span><text:span text:style-name="T107">de </text:span><text:span text:style-name="T119">la </text:span><text:span text:style-name="T34">dinámica </text:span><text:span text:style-name="T119">adecuada dependerá </text:span><text:span text:style-name="T101">del objetivo </text:span><text:span text:style-name="T356">a </text:span><text:span text:style-name="T65">conseguir</text:span><text:span text:style-name="T261">, </text:span><text:span text:style-name="T26">tipo de grupo </text:span><text:span text:style-name="T243">(</text:span><text:span text:style-name="T61">tamaño</text:span><text:span text:style-name="T400">, </text:span><text:span text:style-name="T103">características </text:span><text:span text:style-name="T28">de </text:span><text:span text:style-name="T155">sus </text:span><text:span text:style-name="T57">miembros</text:span><text:span text:style-name="T401">, </text:span><text:span text:style-name="T57">etc.</text:span><text:span text:style-name="T162">)</text:span><text:span text:style-name="T401">. </text:span><text:span text:style-name="T80">Las </text:span><text:span text:style-name="T120">más </text:span><text:span text:style-name="T62">utilizadas </text:span><text:span text:style-name="T39">son</text:span><text:span text:style-name="T402">: </text:span></text:p>
      <text:p text:style-name="P45"><text:span text:style-name="T185">O </text:span></text:p>
      <text:p text:style-name="P48"><text:span text:style-name="T217">• </text:span></text:p>
      <text:p text:style-name="P49"><text:span text:style-name="T245">O </text:span></text:p>
      <text:p text:style-name="P46"><text:span text:style-name="T180">• </text:span></text:p>
      <text:p text:style-name="P50"><text:span text:style-name="T212">O </text:span></text:p>
      <text:p text:style-name="P51"><text:span text:style-name="T396">1. </text:span><text:span text:style-name="T147">Phillips </text:span><text:span text:style-name="T148">6/6</text:span><text:span text:style-name="T41">: </text:span></text:p>
      <text:p text:style-name="P52"><text:span text:style-name="T55">El </text:span><text:span text:style-name="T97">grupo </text:span><text:span text:style-name="T101">se </text:span><text:span text:style-name="T93">divide </text:span><text:span text:style-name="T101">en </text:span><text:span text:style-name="T26">subgrupos de </text:span><text:span text:style-name="T163">6 </text:span><text:span text:style-name="T79">personas </text:span><text:span text:style-name="T26">que </text:span><text:span text:style-name="T119">deben </text:span><text:span text:style-name="T34">dialogar </text:span><text:span text:style-name="T101">durante </text:span><text:span text:style-name="T61">6 </text:span><text:span text:style-name="T15">minutos </text:span><text:span text:style-name="T101">(</text:span><text:span text:style-name="T111">1 </text:span><text:span text:style-name="T119">minuto </text:span></text:p>
      <text:p text:style-name="P53"><text:span text:style-name="T15">cada </text:span><text:span text:style-name="T61">persona</text:span><text:span text:style-name="T250">)</text:span><text:span text:style-name="T375">. </text:span><text:span text:style-name="T51">Finalmente </text:span><text:span text:style-name="T61">un </text:span><text:span text:style-name="T15">portavoz </text:span><text:span text:style-name="T79">expone </text:span><text:span text:style-name="T51">las </text:span><text:span text:style-name="T79">conclusiones </text:span><text:span text:style-name="T243">de </text:span><text:span text:style-name="T79">cada </text:span><text:span text:style-name="T119">grupo</text:span><text:span text:style-name="T237">. </text:span></text:p>
      <text:p text:style-name="P54"><text:span text:style-name="T17">Favorece </text:span><text:span text:style-name="T57">el </text:span><text:span text:style-name="T28">conocimiento</text:span><text:span text:style-name="T404">, </text:span><text:span text:style-name="T235">la </text:span><text:span text:style-name="T80">comunicación </text:span><text:span text:style-name="T62">y </text:span><text:span text:style-name="T28">la </text:span><text:span text:style-name="T103">colaboración</text:span><text:span text:style-name="T257">. </text:span></text:p>
      <text:p text:style-name="P55"><text:span text:style-name="T65">Es </text:span><text:span text:style-name="T71">adecuado </text:span><text:span text:style-name="T156">para </text:span><text:span text:style-name="T79">recoger </text:span><text:span text:style-name="T61">opiniones </text:span><text:span text:style-name="T119">y </text:span><text:span text:style-name="T15">promover </text:span><text:span text:style-name="T107">la </text:span><text:span text:style-name="T101">participación de </text:span><text:span text:style-name="T119">todos </text:span><text:span text:style-name="T111">los </text:span><text:span text:style-name="T51">miembros </text:span><text:span text:style-name="T34">del </text:span><text:span text:style-name="T163">grupo</text:span><text:span text:style-name="T256">. </text:span><text:span text:style-name="T405">2. </text:span><text:span text:style-name="T82">Tormenta </text:span><text:span text:style-name="T22">de </text:span><text:span text:style-name="T186">ideas</text:span><text:span text:style-name="T132">: </text:span></text:p>
      <text:p text:style-name="P56"><text:span text:style-name="T93">Se </text:span><text:span text:style-name="T119">realiza </text:span><text:span text:style-name="T26">con </text:span><text:span text:style-name="T34">grupos </text:span><text:span text:style-name="T119">de hasta </text:span><text:span text:style-name="T15">20 </text:span><text:span text:style-name="T26">personas</text:span><text:span text:style-name="T406">, </text:span><text:span text:style-name="T79">que expresan </text:span><text:span text:style-name="T15">rápida </text:span><text:span text:style-name="T172">y </text:span><text:span text:style-name="T34">libremente </text:span><text:span text:style-name="T15">sus </text:span><text:span text:style-name="T119">ideas </text:span><text:span text:style-name="T93">u </text:span><text:span text:style-name="T17">ocurrencias </text:span><text:span text:style-name="T103">sobre </text:span><text:span text:style-name="T52">un </text:span><text:span text:style-name="T103">tema </text:span><text:span text:style-name="T120">concreto</text:span><text:span text:style-name="T377">, </text:span><text:span text:style-name="T52">que </text:span><text:span text:style-name="T17">no </text:span><text:span text:style-name="T170">pueden </text:span><text:span text:style-name="T120">ser </text:span><text:span text:style-name="T80">criticadas</text:span><text:span text:style-name="T318">. </text:span></text:p>
      <text:p text:style-name="P57"><text:span text:style-name="T52">Pretende </text:span><text:span text:style-name="T103">desarrollar </text:span><text:span text:style-name="T50">la </text:span><text:span text:style-name="T125">creatividad </text:span><text:span text:style-name="T52">individual </text:span><text:span text:style-name="T39">y </text:span><text:span text:style-name="T62">grupal</text:span><text:span text:style-name="T408">, </text:span><text:span text:style-name="T17">buscando </text:span><text:span text:style-name="T106">ideas </text:span><text:span text:style-name="T17">nuevas</text:span><text:span text:style-name="T350">. </text:span><text:span text:style-name="T28">Ejemplo </text:span><text:span text:style-name="T80">de </text:span><text:span text:style-name="T57">clase</text:span><text:span text:style-name="T200">: </text:span><text:span text:style-name="T125">Búsqueda </text:span><text:span text:style-name="T120">de </text:span><text:span text:style-name="T17">ideas </text:span><text:span text:style-name="T28">para </text:span><text:span text:style-name="T112">la </text:span><text:span text:style-name="T52">creación </text:span><text:span text:style-name="T75">de </text:span><text:span text:style-name="T214">una </text:span><text:span text:style-name="T17">empresa</text:span><text:span text:style-name="T388">. </text:span></text:p>
      <text:p text:style-name="P58"><text:span text:style-name="T116">3. </text:span><text:span text:style-name="T153">Role</text:span><text:span text:style-name="T204">-</text:span><text:span text:style-name="T208">Playing</text:span><text:span text:style-name="T47">: </text:span></text:p>
      <text:p text:style-name="P59"><text:span text:style-name="T80">Consiste </text:span><text:span text:style-name="T52">en </text:span><text:span text:style-name="T28">una </text:span><text:span text:style-name="T17">representación </text:span><text:span text:style-name="T244">o </text:span><text:span text:style-name="T125">dramatización </text:span><text:span text:style-name="T62">de </text:span><text:span text:style-name="T50">una </text:span><text:span text:style-name="T28">situación</text:span><text:span text:style-name="T409">, </text:span><text:span text:style-name="T103">asumiendo </text:span><text:span text:style-name="T155">los </text:span><text:span text:style-name="T112">roles</text:span><text:span text:style-name="T273">, </text:span><text:span text:style-name="T28">ante </text:span><text:span text:style-name="T94">el </text:span><text:span text:style-name="T42">resto </text:span><text:span text:style-name="T80">de </text:span><text:span text:style-name="T103">los </text:span><text:span text:style-name="T120">miembros que </text:span><text:span text:style-name="T94">hacen </text:span><text:span text:style-name="T120">de </text:span><text:span text:style-name="T103">público</text:span><text:span text:style-name="T160">. </text:span></text:p>
      <text:p text:style-name="P60"><text:span text:style-name="T172">Persigue </text:span><text:span text:style-name="T51">la </text:span><text:span text:style-name="T61">toma </text:span><text:span text:style-name="T79">de </text:span><text:span text:style-name="T26">conciencia </text:span><text:span text:style-name="T71">de </text:span><text:span text:style-name="T79">una </text:span><text:span text:style-name="T61">situación</text:span><text:span text:style-name="T410">, </text:span><text:span text:style-name="T172">ponerse </text:span><text:span text:style-name="T101">en </text:span><text:span text:style-name="T156">el </text:span><text:span text:style-name="T26">lugar </text:span><text:span text:style-name="T236">del </text:span><text:span text:style-name="T82">otro</text:span><text:span text:style-name="T411">, </text:span><text:span text:style-name="T101">desarrollar </text:span><text:span text:style-name="T156">la </text:span></text:p>
      <text:p text:style-name="P61"><text:span text:style-name="T26">espontaneidad </text:span><text:span text:style-name="T61">y </text:span><text:span text:style-name="T101">la </text:span><text:span text:style-name="T26">observación</text:span><text:span text:style-name="T412">, </text:span><text:span text:style-name="T101">que </text:span><text:span text:style-name="T119">permitan </text:span><text:span text:style-name="T61">a </text:span><text:span text:style-name="T172">su </text:span><text:span text:style-name="T26">vez</text:span><text:span text:style-name="T274">, </text:span><text:span text:style-name="T187">el </text:span><text:span text:style-name="T26">análisis </text:span><text:span text:style-name="T356">y </text:span><text:span text:style-name="T119">superación </text:span><text:span text:style-name="T172">de </text:span><text:span text:style-name="T356">un </text:span><text:span text:style-name="T79">problema </text:span><text:span text:style-name="T74">así </text:span><text:span text:style-name="T162">como </text:span><text:span text:style-name="T46">la </text:span><text:span text:style-name="T80">toma </text:span><text:span text:style-name="T39">de </text:span><text:span text:style-name="T155">decisiones</text:span><text:span text:style-name="T234">. </text:span><text:span text:style-name="T120">Ejemplo </text:span><text:span text:style-name="T57">de </text:span><text:span text:style-name="T120">clase</text:span><text:span text:style-name="T403">: </text:span><text:span text:style-name="T155">Realizar </text:span><text:span text:style-name="T62">una </text:span><text:span text:style-name="T17">entrevista </text:span><text:span text:style-name="T103">de </text:span><text:span text:style-name="T17">trabajo </text:span><text:span text:style-name="T103">(</text:span><text:span text:style-name="T52">Roles</text:span><text:span text:style-name="T216">: </text:span><text:span text:style-name="T102">entrevistado</text:span><text:span text:style-name="T262">-</text:span><text:span text:style-name="T122">entrevistador</text:span><text:span text:style-name="T63">)</text:span><text:span text:style-name="T413">. </text:span></text:p>
      <text:p text:style-name="P62"><text:span text:style-name="T414">4. </text:span><text:span text:style-name="T201">Estudio de </text:span><text:span text:style-name="T132">casos: </text:span></text:p>
      <text:p text:style-name="P63"><text:span text:style-name="T120">Grupos </text:span><text:span text:style-name="T52">de </text:span><text:span text:style-name="T31">hasta </text:span><text:span text:style-name="T17">20 personas</text:span><text:span text:style-name="T408">, </text:span><text:span text:style-name="T120">discuten </text:span><text:span text:style-name="T52">sobre </text:span><text:span text:style-name="T235">un </text:span><text:span text:style-name="T46">caso </text:span><text:span text:style-name="T52">concreto </text:span><text:span text:style-name="T103">(</text:span><text:span text:style-name="T17">redactado </text:span><text:span text:style-name="T42">por </text:span><text:span text:style-name="T103">escrito</text:span><text:span text:style-name="T254">, </text:span><text:span text:style-name="T39">que </text:span><text:span text:style-name="T170">será </text:span><text:span text:style-name="T172">leído</text:span><text:span text:style-name="T51">) </text:span><text:span text:style-name="T55">dirigidos </text:span><text:span text:style-name="T26">por </text:span><text:span text:style-name="T15">un </text:span><text:span text:style-name="T51">animador</text:span><text:span text:style-name="T416">. </text:span></text:p>
      <text:p text:style-name="P47"><text:soft-page-break/><text:span text:style-name="T338">• </text:span></text:p>
      <text:p text:style-name="P64"><text:span text:style-name="T26">Al </text:span><text:span text:style-name="T61">ser </text:span><text:span text:style-name="T26">una </text:span><text:span text:style-name="T101">historia </text:span><text:span text:style-name="T156">concreta</text:span><text:span text:style-name="T272">, </text:span><text:span text:style-name="T156">permite </text:span><text:span text:style-name="T51">reflexionar </text:span><text:span text:style-name="T15">sobre </text:span><text:span text:style-name="T119">el </text:span><text:span text:style-name="T156">tema</text:span><text:span text:style-name="T417">, </text:span><text:span text:style-name="T26">analizarlo</text:span><text:span text:style-name="T196">, </text:span><text:span text:style-name="T119">obtener diferentes </text:span><text:span text:style-name="T15">puntos </text:span><text:span text:style-name="T107">de </text:span><text:span text:style-name="T26">vista</text:span><text:span text:style-name="T418">, </text:span><text:span text:style-name="T15">buscar </text:span><text:span text:style-name="T243">soluciones </text:span><text:span text:style-name="T163">a </text:span><text:span text:style-name="T61">través </text:span><text:span text:style-name="T101">de </text:span><text:span text:style-name="T51">la </text:span><text:span text:style-name="T101">participación </text:span><text:span text:style-name="T143">y </text:span><text:span text:style-name="T172">opinión </text:span><text:span text:style-name="T156">de </text:span><text:span text:style-name="T101">todos </text:span><text:span text:style-name="T26">los </text:span><text:span text:style-name="T15">miembros</text:span><text:span text:style-name="T256">. </text:span><text:span text:style-name="T52">Ejemplos</text:span><text:span text:style-name="T244">: </text:span><text:span text:style-name="T103">Caso de </text:span><text:span text:style-name="T120">la </text:span><text:span text:style-name="T17">Revista </text:span><text:span text:style-name="T120">Elle</text:span><text:span text:style-name="T28">, </text:span><text:span text:style-name="T62">Perdidos </text:span><text:span text:style-name="T120">en </text:span><text:span text:style-name="T170">la </text:span><text:span text:style-name="T162">luna</text:span><text:span text:style-name="T373">, </text:span><text:span text:style-name="T39">etc </text:span></text:p>
      <text:p text:style-name="P65"><text:span text:style-name="T73">3.-</text:span><text:span text:style-name="T275">. </text:span><text:span text:style-name="T76">Tipos </text:span><text:span text:style-name="T246">de </text:span><text:span text:style-name="T43">Roles </text:span><text:span text:style-name="T98">en los </text:span><text:span text:style-name="T117">Equipos </text:span></text:p>
      <text:p text:style-name="P66"><text:span text:style-name="T64">En </text:span><text:span text:style-name="T114">la </text:span><text:span text:style-name="T179">sociedad </text:span><text:span text:style-name="T64">en </text:span><text:span text:style-name="T188">que </text:span><text:span text:style-name="T114">vivimos </text:span><text:span text:style-name="T174">cada </text:span><text:span text:style-name="T75">persona </text:span><text:span text:style-name="T247">desempeña </text:span><text:span text:style-name="T95">un </text:span><text:span text:style-name="T8">rol </text:span><text:span text:style-name="T299">o </text:span><text:span text:style-name="T11">papel</text:span><text:span text:style-name="T188">. </text:span><text:span text:style-name="T213">Según </text:span><text:span text:style-name="T114">en </text:span><text:span text:style-name="T188">el </text:span><text:span text:style-name="T83">contexto </text:span><text:span text:style-name="T90">en </text:span><text:span text:style-name="T42">el </text:span><text:span text:style-name="T188">que </text:span><text:span text:style-name="T337">se </text:span><text:span text:style-name="T216">encuentre </text:span><text:span text:style-name="T213">desempeña </text:span><text:span text:style-name="T31">un </text:span><text:span text:style-name="T95">rol </text:span><text:span text:style-name="T213">diferente</text:span><text:span text:style-name="T257">. </text:span><text:span text:style-name="T32">Ejemplo</text:span><text:span text:style-name="T174">: rol </text:span><text:span text:style-name="T213">de </text:span><text:span text:style-name="T160">padre</text:span><text:span text:style-name="T83">, </text:span><text:span text:style-name="T64">madre</text:span><text:span text:style-name="T420">, </text:span><text:span text:style-name="T75">hijo</text:span><text:span text:style-name="T137">, </text:span><text:span text:style-name="T95">delegado </text:span><text:span text:style-name="T213">de </text:span></text:p>
      <text:p text:style-name="P67"><text:span text:style-name="T421">clase</text:span><text:span text:style-name="T424">, </text:span><text:span text:style-name="T176">etc. </text:span></text:p>
      <text:p text:style-name="P68"><text:span text:style-name="T141">Dentro </text:span><text:span text:style-name="T154">de </text:span><text:span text:style-name="T174">un </text:span><text:span text:style-name="T75">equipo </text:span><text:span text:style-name="T42">de </text:span><text:span text:style-name="T95">trabajo</text:span><text:span text:style-name="T318">, </text:span><text:span text:style-name="T31">existen </text:span><text:span text:style-name="T95">diferentes </text:span><text:span text:style-name="T75">roles </text:span><text:span text:style-name="T216">de </text:span><text:span text:style-name="T179">acuerdo </text:span><text:span text:style-name="T114">con </text:span><text:span text:style-name="T83">el </text:span><text:span text:style-name="T42">papel que </text:span><text:span text:style-name="T188">asuman </text:span><text:span text:style-name="T90">sus </text:span><text:span text:style-name="T95">miembros</text:span><text:span text:style-name="T425">. </text:span><text:span text:style-name="T31">Observamos </text:span><text:span text:style-name="T213">como </text:span><text:span text:style-name="T114">unos </text:span><text:span text:style-name="T42">miembros </text:span><text:span text:style-name="T247">siempre </text:span><text:span text:style-name="T95">aportan </text:span><text:span text:style-name="T368">ideas</text:span><text:span text:style-name="T209">, </text:span><text:span text:style-name="T133">otros </text:span><text:span text:style-name="T83">son </text:span><text:span text:style-name="T75">los </text:span><text:span text:style-name="T114">que </text:span><text:span text:style-name="T83">resumen </text:span><text:span text:style-name="T200">y </text:span><text:span text:style-name="T133">otros </text:span><text:span text:style-name="T141">son </text:span><text:span text:style-name="T160">los </text:span><text:span text:style-name="T114">que </text:span><text:span text:style-name="T95">suelen </text:span><text:span text:style-name="T57">decidir </text:span><text:span text:style-name="T252">y </text:span><text:span text:style-name="T247">actuar</text:span><text:span text:style-name="T42">. </text:span></text:p>
      <text:p text:style-name="P69"><text:span text:style-name="T11">Conocer </text:span><text:span text:style-name="T263">el </text:span><text:span text:style-name="T362">rol </text:span><text:span text:style-name="T23">que </text:span><text:span text:style-name="T75">desempeña </text:span><text:span text:style-name="T133">cada </text:span><text:span text:style-name="T75">persona </text:span><text:span text:style-name="T133">dentro </text:span><text:span text:style-name="T75">de </text:span><text:span text:style-name="T125">un </text:span><text:span text:style-name="T114">equipo </text:span><text:span text:style-name="T213">nos </text:span><text:span text:style-name="T174">ayudará </text:span><text:span text:style-name="T422">a </text:span><text:span text:style-name="T83">formar </text:span><text:span text:style-name="T23">un </text:span><text:span text:style-name="T42">equipo </text:span><text:span text:style-name="T179">de </text:span><text:span text:style-name="T247">trabajo </text:span><text:span text:style-name="T174">completo </text:span><text:span text:style-name="T179">y </text:span><text:span text:style-name="T83">eficaz</text:span><text:span text:style-name="T426">. </text:span></text:p>
      <text:p text:style-name="P70"><text:span text:style-name="T225">El </text:span><text:span text:style-name="T187">psicólogo </text:span><text:span text:style-name="T55">inglés </text:span><text:span text:style-name="T353">«</text:span><text:span text:style-name="T7">Meredith </text:span><text:span text:style-name="T290">Belbin</text:span><text:span text:style-name="T115">»</text:span><text:span text:style-name="T2">, </text:span><text:span text:style-name="T88">experto </text:span><text:span text:style-name="T202">en </text:span><text:span text:style-name="T115">equipos </text:span><text:span text:style-name="T74">de </text:span><text:span text:style-name="T88">trabajo</text:span><text:span text:style-name="T379">, </text:span><text:span text:style-name="T97">distingue </text:span><text:span text:style-name="T218">tres </text:span><text:span text:style-name="T211">tipos </text:span><text:span text:style-name="T370">de </text:span><text:span text:style-name="T34">equipos </text:span><text:span text:style-name="T65">de </text:span><text:span text:style-name="T248">trabajo </text:span><text:span text:style-name="T124">según </text:span><text:span text:style-name="T55">su </text:span><text:span text:style-name="T21">orientación</text:span><text:span text:style-name="T334">: </text:span></text:p>
      <text:p text:style-name="P71"><text:span text:style-name="T145">1. </text:span><text:span text:style-name="T369">Roles </text:span><text:span text:style-name="T149">de </text:span><text:span text:style-name="T285">Acción</text:span><text:span text:style-name="T228">: </text:span></text:p>
      <text:p text:style-name="P72"><text:span text:style-name="T113">•</text:span><text:span text:style-name="T242">Impulsor</text:span><text:span text:style-name="T297">: </text:span><text:span text:style-name="T247">Persona </text:span><text:span text:style-name="T23">activa </text:span><text:span text:style-name="T174">con </text:span><text:span text:style-name="T106">mucha </text:span><text:span text:style-name="T31">energía </text:span><text:span text:style-name="T137">que </text:span><text:span text:style-name="T23">se </text:span><text:span text:style-name="T42">encarga </text:span><text:span text:style-name="T31">de </text:span><text:span text:style-name="T179">animar </text:span><text:span text:style-name="T427">a </text:span><text:span text:style-name="T133">los </text:span><text:span text:style-name="T90">demás </text:span><text:span text:style-name="T64">para </text:span><text:span text:style-name="T174">avanzar </text:span><text:span text:style-name="T31">en </text:span><text:span text:style-name="T46">el </text:span><text:span text:style-name="T179">trabajo</text:span><text:span text:style-name="T428">. </text:span><text:span text:style-name="T23">Tiene </text:span><text:span text:style-name="T64">iniciativa </text:span><text:span text:style-name="T75">y </text:span><text:span text:style-name="T174">coraje </text:span><text:span text:style-name="T137">para </text:span><text:span text:style-name="T213">superar </text:span><text:span text:style-name="T174">obstáculos</text:span><text:span text:style-name="T404">. </text:span></text:p>
      <text:p text:style-name="P73"><text:span text:style-name="T75">•</text:span><text:span text:style-name="T429">Realizador</text:span><text:span text:style-name="T415">: </text:span><text:span text:style-name="T125">Es </text:span><text:span text:style-name="T114">el </text:span><text:span text:style-name="T42">organizador </text:span><text:span text:style-name="T213">práctico </text:span><text:span text:style-name="T75">que </text:span><text:span text:style-name="T174">transforma </text:span><text:span text:style-name="T31">las </text:span><text:span text:style-name="T247">ideas </text:span><text:span text:style-name="T337">y </text:span><text:span text:style-name="T42">estrategias </text:span><text:span text:style-name="T188">en </text:span><text:span text:style-name="T125">realizaciones</text:span><text:span text:style-name="T192">, </text:span><text:span text:style-name="T181">es </text:span><text:span text:style-name="T77">eficiente </text:span><text:span text:style-name="T142">en </text:span><text:span text:style-name="T108">su trabajo</text:span><text:span text:style-name="T407">. </text:span></text:p>
      <text:p text:style-name="P74"><text:span text:style-name="T315">•</text:span><text:span text:style-name="T11">Rematador</text:span><text:span text:style-name="T179">: </text:span><text:span text:style-name="T420">Se </text:span><text:span text:style-name="T179">preocupa </text:span><text:span text:style-name="T95">por </text:span><text:span text:style-name="T75">lo que </text:span><text:span text:style-name="T64">puede </text:span><text:span text:style-name="T106">estar </text:span><text:span text:style-name="T179">mal </text:span><text:span text:style-name="T95">hecho</text:span><text:span text:style-name="T293">, </text:span><text:span text:style-name="T114">se preocupa </text:span><text:span text:style-name="T247">por </text:span><text:span text:style-name="T23">los </text:span><text:span text:style-name="T106">detalles </text:span><text:span text:style-name="T216">para </text:span><text:span text:style-name="T114">asegurarse </text:span><text:span text:style-name="T95">de que </text:span><text:span text:style-name="T31">se ha </text:span><text:span text:style-name="T57">hecho </text:span><text:span text:style-name="T179">todo </text:span><text:span text:style-name="T174">y </text:span><text:span text:style-name="T42">nada </text:span><text:span text:style-name="T216">se </text:span><text:span text:style-name="T174">ha </text:span><text:span text:style-name="T95">pasado </text:span><text:span text:style-name="T137">por </text:span><text:span text:style-name="T83">alto</text:span><text:span text:style-name="T90">; </text:span><text:span text:style-name="T402">es </text:span><text:span text:style-name="T247">meticuloso</text:span><text:span text:style-name="T308">, </text:span><text:span text:style-name="T95">se preocupa </text:span><text:span text:style-name="T83">por </text:span><text:span text:style-name="T95">no </text:span><text:span text:style-name="T188">dejar </text:span><text:span text:style-name="T95">nada </text:span><text:span text:style-name="T64">sin </text:span><text:span text:style-name="T83">hacer</text:span><text:span text:style-name="T431">. </text:span><text:span text:style-name="T42">Realiza </text:span><text:span text:style-name="T106">las </text:span><text:span text:style-name="T75">tareas </text:span><text:span text:style-name="T114">en </text:span><text:span text:style-name="T179">el </text:span><text:span text:style-name="T42">tiempo </text:span><text:span text:style-name="T114">establecido</text:span><text:span text:style-name="T205">. </text:span></text:p>
      <text:p text:style-name="P75"><text:span text:style-name="T365">2. </text:span><text:span text:style-name="T224">Roles </text:span><text:span text:style-name="T138">sociales</text:span><text:span text:style-name="T141">: </text:span></text:p>
      <text:p text:style-name="P76"><text:span text:style-name="T432">•</text:span><text:span text:style-name="T280">Coordinador</text:span><text:span text:style-name="T434">: </text:span><text:span text:style-name="T23">Coordina </text:span><text:span text:style-name="T125">los </text:span><text:span text:style-name="T64">esfuerzos </text:span><text:span text:style-name="T75">de </text:span><text:span text:style-name="T95">todos </text:span><text:span text:style-name="T247">para </text:span><text:span text:style-name="T23">alcanzar </text:span><text:span text:style-name="T114">metas</text:span><text:span text:style-name="T402">, </text:span><text:span text:style-name="T64">aunque </text:span><text:span text:style-name="T83">no </text:span><text:span text:style-name="T57">ocupe </text:span><text:span text:style-name="T160">el </text:span><text:span text:style-name="T188">cargo </text:span><text:span text:style-name="T64">de </text:span><text:span text:style-name="T75">líder</text:span><text:span text:style-name="T437">, </text:span><text:span text:style-name="T247">aporta confianza</text:span><text:span text:style-name="T390">, </text:span><text:span text:style-name="T137">es </text:span><text:span text:style-name="T64">tolerante </text:span><text:span text:style-name="T42">y </text:span><text:span text:style-name="T213">sabe </text:span><text:span text:style-name="T83">escuchar</text:span><text:span text:style-name="T4">, </text:span><text:span text:style-name="T114">aunque </text:span><text:span text:style-name="T23">tiene </text:span><text:span text:style-name="T57">la </text:span><text:span text:style-name="T75">seguridad </text:span><text:span text:style-name="T188">necesaria </text:span><text:span text:style-name="T247">para </text:span><text:span text:style-name="T133">no </text:span><text:span text:style-name="T23">dejarse </text:span><text:span text:style-name="T83">influir</text:span><text:span text:style-name="T434">. </text:span><text:span text:style-name="T174">Promueve </text:span><text:span text:style-name="T23">la </text:span><text:span text:style-name="T114">toma </text:span><text:span text:style-name="T42">de </text:span><text:span text:style-name="T114">decisiones </text:span><text:span text:style-name="T438">y </text:span><text:span text:style-name="T213">sabe </text:span><text:span text:style-name="T179">delegar</text:span><text:span text:style-name="T441">. </text:span></text:p>
      <text:p text:style-name="P77"><text:span text:style-name="T442">•</text:span><text:span text:style-name="T355">Investigador</text:span><text:span text:style-name="T324">: </text:span><text:span text:style-name="T36">El </text:span><text:span text:style-name="T42">que </text:span><text:span text:style-name="T247">explora </text:span><text:span text:style-name="T174">oportunidades </text:span><text:span text:style-name="T179">y genera </text:span><text:span text:style-name="T83">contactos</text:span><text:span text:style-name="T393">, </text:span><text:span text:style-name="T247">su </text:span><text:span text:style-name="T83">papel </text:span><text:span text:style-name="T23">principal </text:span><text:span text:style-name="T133">es </text:span><text:span text:style-name="T141">evitar </text:span><text:span text:style-name="T213">que </text:span><text:span text:style-name="T31">el </text:span><text:span text:style-name="T247">equipo </text:span><text:span text:style-name="T284">se </text:span><text:span text:style-name="T213">quede </text:span><text:span text:style-name="T114">estancado</text:span><text:span text:style-name="T257">. </text:span><text:span text:style-name="T75">Se </text:span><text:span text:style-name="T31">caracteriza </text:span><text:span text:style-name="T95">por </text:span><text:span text:style-name="T160">su </text:span><text:span text:style-name="T106">sociabilidad </text:span><text:span text:style-name="T160">y </text:span><text:span text:style-name="T106">entusiasmo</text:span><text:span text:style-name="T257">. </text:span><text:span text:style-name="T188">A </text:span><text:span text:style-name="T31">diferencia </text:span><text:span text:style-name="T402">del </text:span><text:span text:style-name="T174">creador</text:span><text:span text:style-name="T445">, </text:span><text:span text:style-name="T23">no </text:span><text:span text:style-name="T42">aporta </text:span><text:span text:style-name="T160">ideas </text:span><text:span text:style-name="T106">originales</text:span><text:span text:style-name="T446">, </text:span><text:span text:style-name="T213">sino </text:span><text:span text:style-name="T64">conocidas por </text:span><text:span text:style-name="T179">sus </text:span><text:span text:style-name="T64">lecturas</text:span><text:span text:style-name="T447">, </text:span><text:span text:style-name="T174">observaciones</text:span><text:span text:style-name="T331">, </text:span><text:span text:style-name="T448">u </text:span><text:span text:style-name="T174">otras </text:span><text:span text:style-name="T188">fuentes </text:span><text:span text:style-name="T133">externas</text:span><text:span text:style-name="T449">, </text:span><text:span text:style-name="T83">las </text:span><text:span text:style-name="T75">cuales </text:span><text:span text:style-name="T188">por </text:span><text:span text:style-name="T174">la </text:span><text:span text:style-name="T106">experiencia </text:span><text:span text:style-name="T247">podrían </text:span><text:span text:style-name="T42">serle </text:span><text:span text:style-name="T174">de </text:span><text:span text:style-name="T90">mucha </text:span><text:span text:style-name="T64">utilidad </text:span><text:span text:style-name="T83">al </text:span><text:span text:style-name="T64">equipo</text:span><text:span text:style-name="T192">. </text:span></text:p>
      <text:p text:style-name="P78"><text:span text:style-name="T450">•</text:span><text:span text:style-name="T343">Cohesionador</text:span><text:span text:style-name="T141">: </text:span><text:span text:style-name="T368">Por </text:span><text:span text:style-name="T57">su </text:span><text:span text:style-name="T42">carácter </text:span><text:span text:style-name="T31">apacible </text:span><text:span text:style-name="T383">y </text:span><text:span text:style-name="T216">conciliador </text:span><text:span text:style-name="T90">sirve </text:span><text:span text:style-name="T188">de </text:span><text:span text:style-name="T216">puente </text:span><text:span text:style-name="T150">en </text:span><text:span text:style-name="T57">la </text:span><text:span text:style-name="T95">resolución </text:span><text:span text:style-name="T174">de </text:span><text:span text:style-name="T125">conflictos</text:span><text:span text:style-name="T231">, </text:span><text:span text:style-name="T358">ya </text:span><text:span text:style-name="T42">que </text:span><text:span text:style-name="T64">sabe </text:span><text:span text:style-name="T42">escuchar</text:span><text:span text:style-name="T451">, </text:span><text:span text:style-name="T90">es </text:span><text:span text:style-name="T75">perceptivo </text:span><text:span text:style-name="T216">y </text:span><text:span text:style-name="T64">diplomático</text:span><text:span text:style-name="T335">. </text:span></text:p>
      <text:p text:style-name="P79"><text:span text:style-name="T439">3. </text:span><text:span text:style-name="T186">Roles </text:span><text:span text:style-name="T187">Mentales</text:span><text:span text:style-name="T211">: </text:span></text:p>
      <text:p text:style-name="P80"><text:span text:style-name="T435">•</text:span><text:span text:style-name="T264">Creador</text:span><text:span text:style-name="T385">: </text:span><text:span text:style-name="T97">Es </text:span><text:span text:style-name="T21">la </text:span><text:span text:style-name="T34">persona </text:span><text:span text:style-name="T21">inteligente</text:span><text:span text:style-name="T452">, </text:span><text:span text:style-name="T187">llena de </text:span><text:span text:style-name="T74">ideas</text:span><text:span text:style-name="T436">, </text:span><text:span text:style-name="T21">creativa</text:span><text:span text:style-name="T453">, </text:span><text:span text:style-name="T40">fuente </text:span><text:span text:style-name="T21">de </text:span><text:span text:style-name="T211">propuestas </text:span><text:span text:style-name="T251">y </text:span><text:span text:style-name="T211">sugerencias </text:span><text:span text:style-name="T99">originales</text:span><text:span text:style-name="T440">. </text:span><text:span text:style-name="T33">Resuelve </text:span><text:span text:style-name="T99">situaciones </text:span><text:span text:style-name="T167">difíciles</text:span><text:span text:style-name="T391">. </text:span></text:p>
      <text:p text:style-name="P81"><text:span text:style-name="T454">•</text:span><text:span text:style-name="T380">Evaluador</text:span><text:span text:style-name="T365">: </text:span><text:span text:style-name="T106">Analiza </text:span><text:span text:style-name="T57">las </text:span><text:span text:style-name="T95">ideas </text:span><text:span text:style-name="T42">presentadas</text:span><text:span text:style-name="T455">, </text:span><text:span text:style-name="T31">valora </text:span><text:span text:style-name="T174">sus </text:span><text:span text:style-name="T75">pros </text:span><text:span text:style-name="T393">y </text:span><text:span text:style-name="T174">sus contras </text:span><text:span text:style-name="T46">y </text:span><text:span text:style-name="T23">proporciona </text:span></text:p>
      <text:p text:style-name="P82"><text:span text:style-name="T95">instrumentos </text:span><text:span text:style-name="T23">de </text:span><text:span text:style-name="T213">análisis </text:span><text:span text:style-name="T188">para </text:span><text:span text:style-name="T252">que </text:span><text:span text:style-name="T42">el equipo </text:span><text:span text:style-name="T83">pueda </text:span><text:span text:style-name="T114">decidirse </text:span><text:span text:style-name="T31">por </text:span><text:span text:style-name="T174">la </text:span><text:span text:style-name="T83">alternativa </text:span><text:span text:style-name="T23">más adecuada</text:span><text:span text:style-name="T377">. </text:span><text:span text:style-name="T83">Es </text:span><text:span text:style-name="T57">un </text:span><text:span text:style-name="T114">persona </text:span><text:span text:style-name="T64">juiciosa</text:span><text:span text:style-name="T427">, </text:span><text:span text:style-name="T42">objetiva</text:span><text:span text:style-name="T457">, </text:span><text:span text:style-name="T95">meticulosa </text:span><text:span text:style-name="T223">y </text:span><text:span text:style-name="T83">prudente</text:span><text:span text:style-name="T331">. </text:span></text:p>
      <text:p text:style-name="P83"><text:span text:style-name="T458">•</text:span><text:span text:style-name="T8">Especialista</text:span><text:span text:style-name="T459">: </text:span><text:span text:style-name="T23">Experto </text:span><text:span text:style-name="T95">conocedor </text:span><text:span text:style-name="T42">de </text:span><text:span text:style-name="T368">su </text:span><text:span text:style-name="T95">trabajo </text:span><text:span text:style-name="T247">que </text:span><text:span text:style-name="T83">aporta </text:span><text:span text:style-name="T213">su </text:span><text:span text:style-name="T95">saber</text:span><text:span text:style-name="T299">, </text:span><text:span text:style-name="T95">esmero</text:span><text:span text:style-name="T23">, </text:span><text:span text:style-name="T64">enfoque </text:span><text:span text:style-name="T42">e </text:span></text:p>
      <text:p text:style-name="P84"><text:soft-page-break/><text:span text:style-name="T23">iniciativa</text:span><text:span text:style-name="T291">. </text:span><text:span text:style-name="T114">Proporciona </text:span><text:span text:style-name="T83">conocimiento </text:span><text:span text:style-name="T415">y </text:span><text:span text:style-name="T23">habilidades </text:span><text:span text:style-name="T31">con </text:span><text:span text:style-name="T213">alto </text:span><text:span text:style-name="T95">nivel </text:span><text:span text:style-name="T125">técnico</text:span><text:span text:style-name="T257">. </text:span></text:p>
      <text:p text:style-name="P85"><text:span text:style-name="T179">Puedes </text:span><text:span text:style-name="T83">obtener </text:span><text:span text:style-name="T42">más </text:span><text:span text:style-name="T83">información </text:span><text:span text:style-name="T114">sobre </text:span><text:span text:style-name="T23">la </text:span><text:span text:style-name="T75">metodología </text:span><text:span text:style-name="T64">Belbin </text:span><text:span text:style-name="T174">en </text:span><text:span text:style-name="T200">Belbin.es </text:span></text:p>
      <text:p text:style-name="P86"><text:span text:style-name="T95">Existen </text:span><text:span text:style-name="T64">otras </text:span><text:span text:style-name="T31">clasificaciones que </text:span><text:span text:style-name="T42">identifican </text:span><text:span text:style-name="T179">la </text:span><text:span text:style-name="T90">existencia </text:span><text:span text:style-name="T216">de </text:span><text:span text:style-name="T83">roles </text:span><text:span text:style-name="T179">positivos</text:span><text:span text:style-name="T287">, </text:span><text:span text:style-name="T174">y </text:span><text:span text:style-name="T31">roles </text:span></text:p>
      <text:p text:style-name="P87"><text:span text:style-name="T247">obstaculizadores</text:span><text:span text:style-name="T460">, </text:span><text:span text:style-name="T160">que </text:span><text:span text:style-name="T216">pueden </text:span><text:span text:style-name="T114">dificultar </text:span><text:span text:style-name="T95">la </text:span><text:span text:style-name="T213">buena </text:span><text:span text:style-name="T95">marcha del </text:span><text:span text:style-name="T90">trabajo </text:span><text:span text:style-name="T75">en </text:span><text:span text:style-name="T114">equipo</text:span><text:span text:style-name="T223">, </text:span><text:span text:style-name="T75">por </text:span><text:span text:style-name="T106">lo </text:span><text:span text:style-name="T46">que </text:span><text:span text:style-name="T179">el </text:span><text:span text:style-name="T125">líder </text:span></text:p>
      <text:p text:style-name="P88"><text:span text:style-name="T160">o </text:span><text:span text:style-name="T95">coordinador </text:span><text:span text:style-name="T31">deberá </text:span><text:span text:style-name="T106">identificar </text:span><text:span text:style-name="T160">y </text:span><text:span text:style-name="T31">reconducir </text:span><text:span text:style-name="T57">estos </text:span><text:span text:style-name="T83">últimos </text:span><text:span text:style-name="T223">para </text:span><text:span text:style-name="T137">que </text:span><text:span text:style-name="T106">el </text:span><text:span text:style-name="T174">funcionamiento </text:span><text:span text:style-name="T95">del </text:span></text:p>
      <text:p text:style-name="P89"><text:span text:style-name="T42">equipo </text:span><text:span text:style-name="T216">no </text:span><text:span text:style-name="T174">se </text:span><text:span text:style-name="T83">vea </text:span><text:span text:style-name="T174">perjudicado</text:span><text:span text:style-name="T247">: </text:span></text:p>
      <text:p text:style-name="P90"><text:span text:style-name="T433">•</text:span><text:span text:style-name="T299">Dominador</text:span><text:span text:style-name="T36">: </text:span><text:span text:style-name="T83">todos </text:span><text:span text:style-name="T174">deben obedecerle</text:span><text:span text:style-name="T461">, </text:span><text:span text:style-name="T247">considera </text:span><text:span text:style-name="T114">que </text:span><text:span text:style-name="T247">el </text:span><text:span text:style-name="T57">fin </text:span><text:span text:style-name="T114">justifica </text:span><text:span text:style-name="T160">los </text:span><text:span text:style-name="T42">medios</text:span><text:span text:style-name="T426">. </text:span></text:p>
      <text:p text:style-name="P91"><text:span text:style-name="T271">•</text:span><text:span text:style-name="T14">Opositor</text:span><text:span text:style-name="T239">: </text:span><text:span text:style-name="T127">le </text:span><text:span text:style-name="T249">gusta </text:span><text:span text:style-name="T85">llevar </text:span><text:span text:style-name="T249">la </text:span><text:span text:style-name="T44">contraria </text:span><text:span text:style-name="T108">en </text:span><text:span text:style-name="T66">todo</text:span><text:span text:style-name="T413">. </text:span></text:p>
      <text:p text:style-name="P92"><text:span text:style-name="T443">•</text:span><text:span text:style-name="T341">Pasivo</text:span><text:span text:style-name="T347">: </text:span><text:span text:style-name="T247">aunque </text:span><text:span text:style-name="T368">está </text:span><text:span text:style-name="T247">en </text:span><text:span text:style-name="T46">el </text:span><text:span text:style-name="T83">equipo </text:span><text:span text:style-name="T84">no </text:span><text:span text:style-name="T23">hace </text:span><text:span text:style-name="T57">ni </text:span><text:span text:style-name="T137">dice </text:span><text:span text:style-name="T83">nada</text:span><text:span text:style-name="T305">, </text:span><text:span text:style-name="T213">todo </text:span><text:span text:style-name="T75">le </text:span><text:span text:style-name="T95">da </text:span><text:span text:style-name="T75">igual</text:span><text:span text:style-name="T192">. </text:span></text:p>
      <text:p text:style-name="P93"><text:span text:style-name="T462">•</text:span><text:span text:style-name="T297">Sabelotodo</text:span><text:span text:style-name="T393">: </text:span><text:span text:style-name="T179">se </text:span><text:span text:style-name="T174">considera </text:span><text:span text:style-name="T114">un </text:span><text:span text:style-name="T83">experto en </text:span><text:span text:style-name="T42">todo</text:span><text:span text:style-name="T425">, </text:span><text:span text:style-name="T83">aunque los </text:span><text:span text:style-name="T247">demás </text:span><text:span text:style-name="T114">no </text:span><text:span text:style-name="T83">lo </text:span><text:span text:style-name="T125">llegan </text:span><text:span text:style-name="T46">a </text:span><text:span text:style-name="T83">escuchar</text:span><text:span text:style-name="T358">, </text:span></text:p>
      <text:p text:style-name="P94"><text:span text:style-name="T247">precisamente </text:span><text:span text:style-name="T216">por </text:span><text:span text:style-name="T213">tenerlo </text:span><text:span text:style-name="T95">encasillado </text:span><text:span text:style-name="T64">en </text:span><text:span text:style-name="T23">ese </text:span><text:span text:style-name="T24">rol</text:span><text:span text:style-name="T257">. </text:span></text:p>
      <text:p text:style-name="P95"><text:span text:style-name="T88">•</text:span><text:span text:style-name="T430">Pesimista</text:span><text:span text:style-name="T349">: </text:span><text:span text:style-name="T97">Cree </text:span><text:span text:style-name="T82">que </text:span><text:span text:style-name="T34">nada </text:span><text:span text:style-name="T97">va </text:span><text:span text:style-name="T175">a </text:span><text:span text:style-name="T21">salir bien</text:span><text:span text:style-name="T256">, </text:span><text:span text:style-name="T187">se </text:span><text:span text:style-name="T175">queja </text:span><text:span text:style-name="T88">por todo </text:span><text:span text:style-name="T202">y </text:span><text:span text:style-name="T97">no le </text:span><text:span text:style-name="T65">pone solución</text:span><text:span text:style-name="T463">. </text:span></text:p>
      <text:p text:style-name="P96"><text:span text:style-name="T419">Actividades </text:span><text:span text:style-name="T464">sobre </text:span><text:span text:style-name="T288">Equipos </text:span><text:span text:style-name="T465">de Trabajo </text:span></text:p>
      <text:p text:style-name="P97"><text:span text:style-name="T301">Contestar </text:span><text:span text:style-name="T270">a </text:span><text:span text:style-name="T456">las </text:span><text:span text:style-name="T333">siguientes </text:span><text:span text:style-name="T314">preguntas</text:span><text:span text:style-name="T395">: </text:span></text:p>
      <text:p text:style-name="P98"><text:span text:style-name="T23">1.¿Es </text:span><text:span text:style-name="T160">lo </text:span><text:span text:style-name="T106">mismo </text:span><text:span text:style-name="T125">un </text:span><text:span text:style-name="T64">equipo </text:span><text:span text:style-name="T247">que </text:span><text:span text:style-name="T165">un </text:span><text:span text:style-name="T95">grupo </text:span><text:span text:style-name="T114">de </text:span><text:span text:style-name="T106">personas</text:span><text:span text:style-name="T160">? </text:span><text:span text:style-name="T83">Razona </text:span><text:span text:style-name="T125">tu </text:span><text:span text:style-name="T31">respuesta. </text:span></text:p>
      <text:p text:style-name="P99"><text:span text:style-name="T23">2.¿Qué </text:span><text:span text:style-name="T165">ventajas </text:span><text:span text:style-name="T31">e </text:span><text:span text:style-name="T106">inconvenientes </text:span><text:span text:style-name="T75">puede </text:span><text:span text:style-name="T64">tener </text:span><text:span text:style-name="T83">el </text:span><text:span text:style-name="T114">trabajo </text:span><text:span text:style-name="T160">en </text:span><text:span text:style-name="T23">equipo </text:span><text:span text:style-name="T64">respecto </text:span><text:span text:style-name="T46">al </text:span><text:span text:style-name="T31">trabajo </text:span></text:p>
      <text:p text:style-name="P100"><text:span text:style-name="T128">individual</text:span><text:span text:style-name="T173">? </text:span></text:p>
      <text:p text:style-name="P101"><text:span text:style-name="T174">3.¿Qué </text:span><text:span text:style-name="T83">condiciones </text:span><text:span text:style-name="T23">consideras </text:span><text:span text:style-name="T83">esenciales </text:span><text:span text:style-name="T90">para </text:span><text:span text:style-name="T247">que un </text:span><text:span text:style-name="T23">equipo </text:span><text:span text:style-name="T64">funcione </text:span><text:span text:style-name="T190">y </text:span><text:span text:style-name="T247">tenga </text:span><text:span text:style-name="T42">éxito</text:span><text:span text:style-name="T284">? </text:span><text:span text:style-name="T31">4.Enumera </text:span><text:span text:style-name="T160">los </text:span><text:span text:style-name="T125">roles </text:span><text:span text:style-name="T106">que </text:span><text:span text:style-name="T31">consideras </text:span><text:span text:style-name="T75">necesarios </text:span><text:span text:style-name="T42">en </text:span><text:span text:style-name="T106">un </text:span><text:span text:style-name="T64">equipo </text:span><text:span text:style-name="T75">de </text:span><text:span text:style-name="T213">trabajo</text:span><text:span text:style-name="T335">. </text:span></text:p>
      <text:p text:style-name="P102"><text:span text:style-name="T174">5.¿Qué </text:span><text:span text:style-name="T125">son </text:span><text:span text:style-name="T57">las </text:span><text:span text:style-name="T466">"</text:span><text:span text:style-name="T106">dinámicas </text:span><text:span text:style-name="T114">de </text:span><text:span text:style-name="T95">grupo</text:span><text:span text:style-name="T193">"</text:span><text:span text:style-name="T467">? </text:span></text:p>
      <text:p text:style-name="P103"><text:span text:style-name="T247">6.¿Cuál </text:span><text:span text:style-name="T42">piensas </text:span><text:span text:style-name="T179">que </text:span><text:span text:style-name="T383">es </text:span><text:span text:style-name="T57">tu </text:span><text:span text:style-name="T23">rol </text:span><text:span text:style-name="T75">en </text:span><text:span text:style-name="T125">el </text:span><text:span text:style-name="T57">grupo </text:span><text:span text:style-name="T31">de </text:span><text:span text:style-name="T23">clase</text:span><text:span text:style-name="T423">? </text:span></text:p>
      <text:p text:style-name="P104"><text:span text:style-name="T134">RECOMENDACIÓN</text:span><text:span text:style-name="T260">: </text:span></text:p>
      <text:p text:style-name="P105"><text:soft-page-break/><text:span text:style-name="T468">•</text:span><text:span text:style-name="T327">Película</text:span><text:span text:style-name="T230">: </text:span><text:span text:style-name="T59">"</text:span><text:span text:style-name="T25">Master </text:span><text:span text:style-name="T109">And </text:span><text:span text:style-name="T86">Commander</text:span><text:span text:style-name="T384">" </text:span></text:p>
      <text:p text:style-name="P106"><text:span text:style-name="T469">•</text:span><text:span text:style-name="T329">Director</text:span><text:span text:style-name="T219">: </text:span><text:span text:style-name="T176">Peter </text:span><text:span text:style-name="T67">Weir </text:span></text:p>
      <text:p text:style-name="P107"><text:span text:style-name="T194">•</text:span><text:span text:style-name="T304">Actores </text:span><text:span text:style-name="T314">principales</text:span><text:span text:style-name="T48">: </text:span><text:span text:style-name="T127">Russell </text:span><text:span text:style-name="T249">Crowe</text:span><text:span text:style-name="T177">, </text:span><text:span text:style-name="T249">Paul </text:span><text:span text:style-name="T99">Bettany </text:span></text:p>
      <text:p text:style-name="P108"><text:span text:style-name="T444">•</text:span><text:span text:style-name="T321">Año</text:span><text:span text:style-name="T129">: </text:span><text:span text:style-name="T123">2003 </text:span></text:p>
      <text:p text:style-name="P109"><text:span text:style-name="T470">•</text:span><text:span text:style-name="T4">Temas </text:span><text:span text:style-name="T471">de </text:span><text:span text:style-name="T305">interés</text:span><text:span text:style-name="T383">: </text:span><text:span text:style-name="T95">Trabajo </text:span><text:span text:style-name="T106">en </text:span><text:span text:style-name="T42">equipo</text:span><text:span text:style-name="T461">, </text:span><text:span text:style-name="T95">relaciones </text:span><text:span text:style-name="T42">personales</text:span><text:span text:style-name="T472">, </text:span><text:span text:style-name="T90">roles </text:span><text:span text:style-name="T114">desempeñados</text:span><text:span text:style-name="T277">, </text:span><text:span text:style-name="T23">conflictos </text:span></text:p>
      <text:p text:style-name="P110"><text:span text:style-name="T90">surgidos </text:span><text:span text:style-name="T31">entre </text:span><text:span text:style-name="T64">la </text:span><text:span text:style-name="T174">tripulación </text:span><text:span text:style-name="T415">y </text:span><text:span text:style-name="T114">los </text:span><text:span text:style-name="T95">mandos</text:span><text:span text:style-name="T213">, </text:span><text:span text:style-name="T95">solución </text:span><text:span text:style-name="T420">de </text:span><text:span text:style-name="T247">los </text:span><text:span text:style-name="T213">mismos</text:span><text:span text:style-name="T57">, </text:span><text:span text:style-name="T95">liderazgo</text:span><text:span text:style-name="T358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0" meta:word-count="1725" meta:character-count="11074" meta:non-whitespace-character-count="9349"/>
    <meta:generator>LibreOfficeDev/6.0.5.2$Linux_X86_64 LibreOffice_project/</meta:generator>
  </office:meta>
</office:document-meta>
</file>